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Pictures/20000025000011A4000011A4A54DFA33.svm" manifest:media-type=""/>
  <manifest:file-entry manifest:full-path="Pictures/1000020100000100000001009A0A6AD0.png" manifest:media-type=""/>
  <manifest:file-entry manifest:full-path="Pictures/10000201000001A400000320D6DB8707.png" manifest:media-type=""/>
  <manifest:file-entry manifest:full-path="Pictures/20000007000012450000352F90BC1072.svm" manifest:media-type=""/>
  <manifest:file-entry manifest:full-path="Pictures/2000002400004D3F00003505504B5CF9.svm" manifest:media-type=""/>
  <manifest:file-entry manifest:full-path="Pictures/1000000000000244000000588E53F682.jp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stroke-dash="Ultrafine_20_Dashed" svg:stroke-color="#e6e6e6" draw:fill="none" draw:textarea-horizontal-align="justify" draw:textarea-vertical-align="middle" draw:auto-grow-height="false"/>
    </style:style>
    <style:style style:name="gr3" style:family="graphic" style:parent-style-name="standard">
      <style:graphic-properties draw:stroke="none" svg:stroke-color="#cccccc" draw:fill="none" draw:fill-color="#ffffff" draw:textarea-horizontal-align="left" draw:auto-grow-height="true" draw:auto-grow-width="true" fo:min-height="0.712cm" fo:min-width="1.585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none" svg:stroke-color="#cccccc" draw:fill="none" draw:fill-color="#ffffff" draw:textarea-horizontal-align="left" draw:auto-grow-height="true" draw:auto-grow-width="true" fo:min-height="0.712cm" fo:min-width="2.428cm"/>
    </style:style>
    <style:style style:name="gr6" style:family="graphic" style:parent-style-name="standard">
      <style:graphic-properties draw:stroke="dash" draw:stroke-dash="Fine_20_Dashed_20__28_var_29_" svg:stroke-color="#666666" draw:textarea-horizontal-align="center" draw:textarea-vertical-align="middle"/>
    </style:style>
    <style:style style:name="gr7" style:family="graphic" style:parent-style-name="standard">
      <style:graphic-properties draw:stroke="none" svg:stroke-color="#cccccc" draw:fill="none" draw:fill-color="#ffffff" draw:textarea-horizontal-align="left" draw:auto-grow-height="true" draw:auto-grow-width="true" fo:min-height="0.712cm" fo:min-width="2.639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739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777cm"/>
    </style:style>
    <style:style style:name="gr10" style:family="graphic" style:parent-style-name="standard">
      <style:graphic-properties svg:stroke-width="0.07cm" draw:marker-start-width="0.405cm" draw:marker-end-width="0.405cm" draw:textarea-horizontal-align="center" draw:textarea-vertical-align="middle" fo:padding-top="0.16cm" fo:padding-bottom="0.16cm" fo:padding-left="0.285cm" fo:padding-right="0.285cm"/>
    </style:style>
    <style:style style:name="gr11" style:family="graphic" style:parent-style-name="standard">
      <style:graphic-properties draw:fill="solid" draw:fill-color="#ffffff" draw:textarea-horizontal-align="justify" draw:textarea-vertical-align="middle" draw:auto-grow-height="false"/>
    </style:style>
    <style:style style:name="gr12" style:family="graphic" style:parent-style-name="standard">
      <style:graphic-properties draw:stroke="none" svg:stroke-color="#cccccc" draw:fill="none" draw:fill-color="#ffffff" draw:textarea-horizontal-align="left" draw:auto-grow-height="true" draw:auto-grow-width="true" fo:min-height="0.712cm" fo:min-width="1.691cm"/>
    </style:style>
    <style:style style:name="gr13" style:family="graphic" style:parent-style-name="standard">
      <style:graphic-properties svg:stroke-color="#666666" draw:marker-start="Arrow" draw:marker-start-width="0.1cm" draw:marker-end="Arrow" draw:marker-end-width="0.1cm" draw:textarea-horizontal-align="center" draw:textarea-vertical-align="middle"/>
    </style:style>
    <style:style style:name="gr14" style:family="graphic" style:parent-style-name="standard">
      <style:graphic-properties draw:stroke="none" svg:stroke-color="#666666" draw:fill="none" draw:fill-color="#ffffff" draw:textarea-horizontal-align="left" draw:auto-grow-height="true" draw:auto-grow-width="false" fo:min-height="2.845cm" fo:min-width="1.508cm"/>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692cm"/>
    </style:style>
    <style:style style:name="gr16" style:family="graphic" style:parent-style-name="standard">
      <style:graphic-properties draw:stroke="none" svg:stroke-color="#cccccc" draw:fill="none" draw:fill-color="#ffffff" draw:textarea-horizontal-align="left" draw:auto-grow-height="true" draw:auto-grow-width="true" fo:min-height="0cm" fo:min-width="0.823cm"/>
    </style:style>
    <style:style style:name="gr17" style:family="graphic" style:parent-style-name="standard">
      <style:graphic-properties draw:stroke="none" svg:stroke-color="#cccccc" draw:fill="none" draw:fill-color="#ffffff" draw:textarea-horizontal-align="left" draw:auto-grow-height="true" draw:auto-grow-width="true" fo:min-height="0cm" fo:min-width="0.502cm"/>
    </style:style>
    <style:style style:name="gr18" style:family="graphic" style:parent-style-name="standard">
      <style:graphic-properties draw:stroke="none" svg:stroke-color="#000000" draw:fill="none" draw:fill-color="#ffffff" draw:textarea-horizontal-align="left" draw:auto-grow-height="true" draw:auto-grow-width="true" fo:min-height="0.712cm" fo:min-width="0.353cm"/>
    </style:style>
    <style:style style:name="gr19" style:family="graphic" style:parent-style-name="standard">
      <style:graphic-properties draw:stroke="none" svg:stroke-color="#cccccc" draw:fill="none" draw:fill-color="#ffffff" draw:textarea-horizontal-align="left" draw:auto-grow-height="true" draw:auto-grow-width="true" fo:min-height="0.712cm" fo:min-width="2.114cm"/>
    </style:style>
    <style:style style:name="gr20" style:family="graphic" style:parent-style-name="standard">
      <style:graphic-properties draw:stroke="none" svg:stroke-color="#cccccc" draw:fill="none" draw:fill-color="#ffffff" draw:textarea-horizontal-align="left" draw:auto-grow-height="true" draw:auto-grow-width="true" fo:min-height="0.712cm" fo:min-width="0.713cm"/>
    </style:style>
    <style:style style:name="gr21" style:family="graphic" style:parent-style-name="standard">
      <style:graphic-properties draw:stroke="none" svg:stroke-color="#cccccc" draw:fill="none" draw:fill-color="#ffffff" draw:textarea-horizontal-align="left" draw:auto-grow-height="true" draw:auto-grow-width="true" fo:min-height="0.404cm" fo:min-width="2.216cm"/>
    </style:style>
    <style:style style:name="gr22" style:family="graphic" style:parent-style-name="standard">
      <style:graphic-properties draw:stroke="none" svg:stroke-color="#cccccc" draw:fill="none" draw:fill-color="#ffffff" draw:textarea-horizontal-align="left" draw:auto-grow-height="true" draw:auto-grow-width="true" fo:min-height="0.295cm" fo:min-width="2.639cm"/>
    </style:style>
    <style:style style:name="gr23" style:family="graphic" style:parent-style-name="standard">
      <style:graphic-properties draw:stroke="none" svg:stroke-color="#cccccc" draw:fill="none" draw:fill-color="#ffffff" draw:textarea-horizontal-align="left" draw:auto-grow-height="true" draw:auto-grow-width="true" fo:min-height="0.298cm" fo:min-width="1.412cm"/>
    </style:style>
    <style:style style:name="gr24" style:family="graphic" style:parent-style-name="standard">
      <style:graphic-properties draw:stroke="none" svg:stroke-color="#cccccc" draw:fill="none" draw:fill-color="#ffffff" draw:textarea-horizontal-align="left" draw:auto-grow-height="true" draw:auto-grow-width="true" fo:min-height="0.25cm" fo:min-width="1.34cm"/>
    </style:style>
    <style:style style:name="gr25" style:family="graphic" style:parent-style-name="standard">
      <style:graphic-properties draw:stroke="none" svg:stroke-color="#cccccc" draw:fill="none" draw:fill-color="#ffffff" draw:textarea-horizontal-align="left" draw:auto-grow-height="true" draw:auto-grow-width="true" fo:min-height="0.279cm" fo:min-width="2.216cm"/>
    </style:style>
    <style:style style:name="gr26" style:family="graphic" style:parent-style-name="standard">
      <style:graphic-properties draw:stroke="none" svg:stroke-color="#000000" draw:fill="none" draw:fill-color="#ffffff" draw:textarea-horizontal-align="left" draw:auto-grow-height="true" draw:auto-grow-width="true" fo:min-height="0.712cm" fo:min-width="1.479cm"/>
    </style:style>
    <style:style style:name="gr27" style:family="graphic" style:parent-style-name="standard">
      <style:graphic-properties draw:stroke="none" svg:stroke-color="#cccccc" draw:fill="none" draw:fill-color="#ffffff" draw:textarea-horizontal-align="left" draw:auto-grow-height="true" draw:auto-grow-width="true" fo:min-height="0.712cm" fo:min-width="1.831cm"/>
    </style:style>
    <style:style style:name="gr28" style:family="graphic" style:parent-style-name="standard">
      <style:graphic-properties draw:stroke="none" svg:stroke-color="#cccccc" draw:fill="none" draw:fill-color="#ffffff" draw:textarea-horizontal-align="left" draw:auto-grow-height="true" draw:auto-grow-width="true" fo:min-height="0.375cm" fo:min-width="1.34cm"/>
    </style:style>
    <style:style style:name="gr29" style:family="graphic" style:parent-style-name="standard">
      <style:graphic-properties draw:stroke="none" svg:stroke-color="#cccccc" draw:fill="none" draw:fill-color="#ffffff" draw:textarea-horizontal-align="left" draw:auto-grow-height="true" draw:auto-grow-width="true" fo:min-height="0.423cm" fo:min-width="1.412cm"/>
    </style:style>
    <style:style style:name="gr30" style:family="graphic" style:parent-style-name="standard">
      <style:graphic-properties draw:stroke="dash" draw:stroke-dash="Ultrafine_20_Dashed" svg:stroke-color="#666666" draw:fill="none" draw:fill-color="#99ccff" draw:textarea-horizontal-align="justify" draw:textarea-vertical-align="middle" draw:auto-grow-height="false"/>
    </style:style>
    <style:style style:name="gr31" style:family="graphic" style:parent-style-name="standard">
      <style:graphic-properties draw:stroke="none" svg:stroke-color="#cccccc" draw:fill="none" draw:fill-color="#ffffff" draw:textarea-horizontal-align="left" draw:auto-grow-height="true" draw:auto-grow-width="true" fo:min-height="0.313cm" fo:min-width="1.34cm"/>
    </style:style>
    <style:style style:name="gr32" style:family="graphic" style:parent-style-name="standard">
      <style:graphic-properties draw:stroke="none" svg:stroke-color="#cccccc" draw:fill="none" draw:fill-color="#ffffff" draw:textarea-horizontal-align="left" draw:auto-grow-height="true" draw:auto-grow-width="true" fo:min-height="0.342cm" fo:min-width="2.216cm"/>
    </style:style>
    <style:style style:name="gr33" style:family="graphic" style:parent-style-name="standard">
      <style:graphic-properties draw:stroke="none" svg:stroke-color="#cccccc" draw:fill="none" draw:fill-color="#ffffff" draw:textarea-horizontal-align="left" draw:auto-grow-height="true" draw:auto-grow-width="true" fo:min-height="0.233cm" fo:min-width="2.639cm"/>
    </style:style>
    <style:style style:name="gr34" style:family="graphic" style:parent-style-name="standard">
      <style:graphic-properties draw:stroke="none" svg:stroke-color="#cccccc" draw:fill="none" draw:fill-color="#ffffff" draw:textarea-horizontal-align="left" draw:auto-grow-height="true" draw:auto-grow-width="true" fo:min-height="0.361cm" fo:min-width="1.412cm"/>
    </style:style>
    <style:style style:name="gr35" style:family="graphic" style:parent-style-name="standard">
      <style:graphic-properties draw:stroke="none" svg:stroke-color="#cccccc" draw:fill="none" draw:fill-color="#ffffff" draw:textarea-horizontal-align="left" draw:auto-grow-height="true" draw:auto-grow-width="true" fo:min-height="0.358cm" fo:min-width="2.639cm"/>
    </style:style>
    <style:style style:name="gr36" style:family="graphic" style:parent-style-name="standard">
      <style:graphic-properties draw:stroke="none" svg:stroke-color="#cccccc" draw:fill="none" draw:fill-color="#ffffff" draw:textarea-horizontal-align="left" draw:auto-grow-height="true" draw:auto-grow-width="true" fo:min-height="0.236cm" fo:min-width="1.412cm"/>
    </style:style>
    <style:style style:name="gr37" style:family="graphic" style:parent-style-name="standard">
      <style:graphic-properties draw:stroke="none" svg:stroke-color="#000000" draw:fill="none" draw:fill-color="#ffffff" fo:min-height="2.845cm"/>
    </style:style>
    <style:style style:name="gr38" style:family="graphic" style:parent-style-name="standard">
      <style:graphic-properties draw:fill="solid" draw:fill-color="#ffffff" draw:textarea-horizontal-align="justify" draw:textarea-vertical-align="middle" draw:auto-grow-height="false"/>
    </style:style>
    <style:style style:name="gr3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0" style:family="graphic" style:parent-style-name="standard">
      <style:graphic-properties draw:stroke="none" svg:stroke-color="#cccccc" draw:fill="none" draw:fill-color="#ffffff" draw:textarea-horizontal-align="left" draw:auto-grow-height="true" draw:auto-grow-width="true" fo:min-height="0cm" fo:min-width="0cm"/>
    </style:style>
    <style:style style:name="P1" style:family="paragraph">
      <style:paragraph-properties fo:text-align="center"/>
      <style:text-properties style:use-window-font-color="true"/>
    </style:style>
    <style:style style:name="P2" style:family="paragraph">
      <style:text-properties style:use-window-font-color="true"/>
    </style:style>
    <style:style style:name="P3" style:family="paragraph">
      <style:text-properties style:use-window-font-color="true" fo:font-family="Ubuntu" style:font-style-name="Gras" style:font-pitch="variable" fo:font-size="8pt" fo:font-weight="bold" style:font-size-asian="8pt" style:font-size-complex="8pt"/>
    </style:style>
    <style:style style:name="P4" style:family="paragraph">
      <style:text-properties style:use-window-font-color="true" fo:font-family="Ubuntu" style:font-style-name="Gras" style:font-pitch="variable" fo:font-size="8pt" fo:font-weight="normal" style:font-size-asian="8pt" style:font-weight-asian="normal" style:font-size-complex="8pt" style:font-weight-complex="normal"/>
    </style:style>
    <style:style style:name="P5" style:family="paragraph">
      <style:paragraph-properties fo:text-align="start"/>
      <style:text-properties style:use-window-font-color="true"/>
    </style:style>
    <style:style style:name="P6" style:family="paragraph">
      <style:paragraph-properties fo:text-align="start"/>
      <style:text-properties style:use-window-font-color="true" fo:font-size="6pt" fo:font-weight="normal" style:font-size-asian="6pt" style:font-weight-asian="normal" style:font-size-complex="6pt" style:font-weight-complex="normal"/>
    </style:style>
    <style:style style:name="P7" style:family="paragraph">
      <style:text-properties fo:color="#000000"/>
    </style:style>
    <style:style style:name="P8" style:family="paragraph">
      <style:text-properties fo:color="#000000" fo:font-family="Ubuntu" style:font-style-name="Gras" style:font-pitch="variable" fo:font-size="8pt" fo:font-weight="bold" style:font-size-asian="8pt" style:font-size-complex="8pt"/>
    </style:style>
    <style:style style:name="P9" style:family="paragraph">
      <style:paragraph-properties fo:text-align="end"/>
      <style:text-properties style:use-window-font-color="true"/>
    </style:style>
    <style:style style:name="P10" style:family="paragraph">
      <style:paragraph-properties fo:text-align="end"/>
      <style:text-properties style:use-window-font-color="true" fo:font-size="6pt" style:font-size-asian="6pt" style:font-size-complex="6pt"/>
    </style:style>
    <style:style style:name="P11" style:family="paragraph">
      <style:paragraph-properties fo:text-align="end"/>
      <style:text-properties fo:color="#000000"/>
    </style:style>
    <style:style style:name="P12" style:family="paragraph">
      <style:paragraph-properties fo:text-align="end"/>
      <style:text-properties fo:color="#000000" fo:font-size="6pt" style:font-size-asian="6pt" style:font-size-complex="6pt"/>
    </style:style>
    <style:style style:name="P13" style:family="paragraph">
      <style:paragraph-properties fo:text-align="center"/>
    </style:style>
    <style:style style:name="P14" style:family="paragraph">
      <style:paragraph-properties fo:text-align="center"/>
      <style:text-properties fo:color="#b3b3b3" fo:font-size="6pt" style:font-size-asian="6pt" style:font-size-complex="6pt"/>
    </style:style>
    <style:style style:name="P15" style:family="paragraph">
      <style:text-properties fo:font-family="Ubuntu" style:font-style-name="Gras" style:font-pitch="variable" fo:font-size="8pt" fo:font-weight="bold" style:font-size-asian="8pt" style:font-size-complex="8pt"/>
    </style:style>
    <style:style style:name="P16" style:family="paragraph">
      <style:text-properties fo:color="#cccccc" fo:font-family="Ubuntu" style:font-style-name="Gras" style:font-pitch="variable" fo:font-size="8pt" fo:font-weight="bold" style:font-size-asian="8pt" style:font-size-complex="8pt"/>
    </style:style>
    <style:style style:name="P17" style:family="paragraph">
      <style:text-properties fo:font-family="Ubuntu" style:font-style-name="Gras" style:font-pitch="variable" fo:font-size="8pt" fo:font-weight="normal" style:font-size-asian="8pt" style:font-weight-asian="normal" style:font-size-complex="8pt" style:font-weight-complex="normal"/>
    </style:style>
    <style:style style:name="T1" style:family="text">
      <style:text-properties fo:font-family="Ubuntu" style:font-style-name="Gras" style:font-pitch="variable" fo:font-size="8pt" fo:font-weight="normal" style:font-size-asian="8pt" style:font-weight-asian="normal" style:font-size-complex="8pt" style:font-weight-complex="normal"/>
    </style:style>
    <style:style style:name="T2" style:family="text">
      <style:text-properties fo:font-weight="normal" style:font-weight-asian="normal" style:font-weight-complex="normal"/>
    </style:style>
    <style:style style:name="T3" style:family="text">
      <style:text-properties fo:font-size="6pt" fo:font-weight="normal" style:font-size-asian="6pt" style:font-weight-asian="normal" style:font-size-complex="6pt" style:font-weight-complex="normal"/>
    </style:style>
    <style:style style:name="T4" style:family="text">
      <style:text-properties fo:font-family="Ubuntu" style:font-style-name="Regular" fo:font-size="8pt" fo:font-weight="normal" style:font-family-asian="Ubuntu" style:font-style-name-asian="Regular" style:font-size-asian="8pt" style:font-weight-asian="normal" style:font-family-complex="Ubuntu" style:font-style-name-complex="Regular" style:font-size-complex="8pt" style:font-weight-complex="normal"/>
    </style:style>
    <style:style style:name="T5" style:family="text">
      <style:text-properties fo:font-family="Arial" style:font-style-name="Normal" style:font-family-generic="swiss" fo:font-size="6pt" style:font-family-asian="Arial" style:font-style-name-asian="Normal" style:font-family-generic-asian="swiss" style:font-size-asian="6pt" style:font-family-complex="Arial" style:font-style-name-complex="Normal" style:font-family-generic-complex="swiss" style:font-size-complex="6pt"/>
    </style:style>
    <style:style style:name="T6" style:family="text">
      <style:text-properties fo:font-family="Arial" style:font-family-generic="roman" style:font-pitch="variable" fo:font-size="6pt" style:font-family-asian="Arial" style:font-style-name-asian="Normal" style:font-family-generic-asian="swiss" style:font-size-asian="6pt" style:font-family-complex="Arial" style:font-style-name-complex="Normal" style:font-family-generic-complex="swiss" style:font-size-complex="6pt"/>
    </style:style>
    <style:style style:name="T7" style:family="text">
      <style:text-properties fo:color="#b3b3b3" fo:font-size="6pt" style:font-size-asian="6pt" style:font-size-complex="6pt"/>
    </style:style>
    <style:style style:name="T8" style:family="text">
      <style:text-properties fo:color="#cccccc" fo:font-family="Ubuntu" style:font-style-name="Gras" style:font-pitch="variable" fo:font-size="8pt" fo:font-weight="normal" style:font-size-asian="8pt" style:font-weight-asian="normal" style:font-size-complex="8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6.25cm" svg:height="0.945cm" svg:x="1.375cm" svg:y="26.059cm">
          <draw:image xlink:href="Pictures/1000000000000244000000588E53F682.jpg" xlink:type="simple" xlink:show="embed" xlink:actuate="onLoad">
            <text:p/>
          </draw:image>
        </draw:frame>
        <draw:frame draw:style-name="gr1" draw:text-style-name="P1" draw:layer="layout" svg:width="6.25cm" svg:height="0.945cm" svg:x="7.701cm" svg:y="26.06cm">
          <draw:image xlink:href="Pictures/1000000000000244000000588E53F682.jpg" xlink:type="simple" xlink:show="embed" xlink:actuate="onLoad">
            <text:p/>
          </draw:image>
        </draw:frame>
        <draw:frame draw:style-name="gr1" draw:text-style-name="P1" draw:layer="layout" svg:width="6.25cm" svg:height="0.945cm" svg:x="14.085cm" svg:y="26.061cm">
          <draw:image xlink:href="Pictures/1000000000000244000000588E53F682.jpg" xlink:type="simple" xlink:show="embed" xlink:actuate="onLoad">
            <text:p/>
          </draw:image>
        </draw:frame>
        <draw:frame draw:style-name="gr1" draw:text-style-name="P1" draw:layer="layout" svg:width="6.25cm" svg:height="0.945cm" svg:x="1.375cm" svg:y="16.616cm">
          <draw:image xlink:href="Pictures/1000000000000244000000588E53F682.jpg" xlink:type="simple" xlink:show="embed" xlink:actuate="onLoad">
            <text:p/>
          </draw:image>
        </draw:frame>
        <draw:frame draw:style-name="gr1" draw:text-style-name="P1" draw:layer="layout" svg:width="6.25cm" svg:height="0.945cm" svg:x="7.701cm" svg:y="16.617cm">
          <draw:image xlink:href="Pictures/1000000000000244000000588E53F682.jpg" xlink:type="simple" xlink:show="embed" xlink:actuate="onLoad">
            <text:p/>
          </draw:image>
        </draw:frame>
        <draw:frame draw:style-name="gr1" draw:text-style-name="P1" draw:layer="layout" svg:width="6.25cm" svg:height="0.945cm" svg:x="14.085cm" svg:y="16.618cm">
          <draw:image xlink:href="Pictures/1000000000000244000000588E53F682.jpg" xlink:type="simple" xlink:show="embed" xlink:actuate="onLoad">
            <text:p/>
          </draw:image>
        </draw:frame>
        <draw:custom-shape draw:style-name="gr2" draw:text-style-name="P1" draw:layer="layout" svg:width="2.9cm" svg:height="2.9cm" svg:x="2.409cm" svg:y="5.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3" draw:layer="layout" svg:width="2.085cm" svg:height="0.962cm" svg:x="1.423cm" svg:y="2.125cm">
          <draw:text-box>
            <text:p text:style-name="P2"><text:span text:style-name="T1">$nom</text:span></text:p>
          </draw:text-box>
        </draw:frame>
        <draw:line draw:style-name="gr4" draw:text-style-name="P1" draw:layer="layout" svg:x1="1.693cm" svg:y1="2.622cm" svg:x2="7.318cm" svg:y2="2.622cm">
          <text:p/>
        </draw:line>
        <draw:frame draw:style-name="gr5" draw:text-style-name="P3" draw:layer="layout" svg:width="2.928cm" svg:height="0.962cm" svg:x="1.435cm" svg:y="2.721cm">
          <draw:text-box>
            <text:p text:style-name="P2"><text:span text:style-name="T1">$cepage</text:span></text:p>
          </draw:text-box>
        </draw:frame>
        <draw:line draw:style-name="gr6" draw:text-style-name="P1" draw:layer="layout" svg:x1="7.675cm" svg:y1="1.625cm" svg:x2="7.675cm" svg:y2="30.625cm">
          <text:p/>
        </draw:line>
        <draw:line draw:style-name="gr6" draw:text-style-name="P1" draw:layer="layout" svg:x1="20.908cm" svg:y1="11.425cm" svg:x2="1.309cm" svg:y2="11.425cm">
          <text:p/>
        </draw:line>
        <draw:line draw:style-name="gr6" draw:text-style-name="P1" draw:layer="layout" svg:x1="1.291cm" svg:y1="1.75cm" svg:x2="1.291cm" svg:y2="30.44cm">
          <text:p/>
        </draw:line>
        <draw:line draw:style-name="gr6" draw:text-style-name="P1" draw:layer="layout" svg:x1="20.899cm" svg:y1="2cm" svg:x2="1.3cm" svg:y2="2cm">
          <text:p/>
        </draw:line>
        <draw:line draw:style-name="gr4" draw:text-style-name="P1" draw:layer="layout" svg:x1="1.693cm" svg:y1="3.22cm" svg:x2="7.318cm" svg:y2="3.22cm">
          <text:p/>
        </draw:line>
        <draw:frame draw:style-name="gr7" draw:text-style-name="P3" draw:layer="layout" svg:width="3.139cm" svg:height="0.962cm" svg:x="1.443cm" svg:y="3.955cm">
          <draw:text-box>
            <text:p text:style-name="P2"><text:span text:style-name="T1">$millesime</text:span></text:p>
          </draw:text-box>
        </draw:frame>
        <draw:line draw:style-name="gr4" draw:text-style-name="P1" draw:layer="layout" svg:x1="1.683cm" svg:y1="4.448cm" svg:x2="3.194cm" svg:y2="4.448cm">
          <text:p/>
        </draw:line>
        <draw:g>
          <draw:frame draw:style-name="gr8" draw:text-style-name="P4" draw:layer="layout" svg:width="1.239cm" svg:height="0.569cm" svg:x="1.424cm" svg:y="10.806cm">
            <draw:text-box>
              <text:p text:style-name="P4"><text:span text:style-name="T2">Léger</text:span></text:p>
            </draw:text-box>
          </draw:frame>
          <draw:frame draw:style-name="gr9" draw:text-style-name="P4" draw:layer="layout" svg:width="1.277cm" svg:height="0.569cm" svg:x="6.291cm" svg:y="10.806cm">
            <draw:text-box>
              <text:p text:style-name="P4">Corsé</text:p>
            </draw:text-box>
          </draw:frame>
          <draw:line draw:style-name="gr10" draw:text-style-name="P1" draw:layer="layout" svg:x1="2.659cm" svg:y1="11.101cm" svg:x2="6.284cm" svg:y2="11.101cm">
            <text:p/>
          </draw:line>
          <draw:custom-shape draw:style-name="gr11" draw:text-style-name="P1" draw:layer="layout" svg:width="0.375cm" svg:height="0.375cm" svg:x="2.909cm" svg:y="10.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375cm" svg:height="0.375cm" svg:x="5.659cm" svg:y="10.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375cm" svg:height="0.375cm" svg:x="3.597cm" svg:y="10.9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375cm" svg:height="0.375cm" svg:x="4.286cm" svg:y="10.9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375cm" svg:height="0.375cm" svg:x="4.974cm" svg:y="10.9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2" draw:text-style-name="P3" draw:layer="layout" svg:width="2.191cm" svg:height="0.962cm" svg:x="1.444cm" svg:y="3.327cm">
          <draw:text-box>
            <text:p text:style-name="P2"><text:span text:style-name="T1">$pays</text:span></text:p>
          </draw:text-box>
        </draw:frame>
        <draw:line draw:style-name="gr4" draw:text-style-name="P1" draw:layer="layout" svg:x1="1.678cm" svg:y1="3.825cm" svg:x2="7.303cm" svg:y2="3.825cm">
          <text:p/>
        </draw:line>
        <draw:line draw:style-name="gr13" draw:text-style-name="P1" draw:layer="layout" svg:x1="3.425cm" svg:y1="5.07cm" svg:x2="5.675cm" svg:y2="5.07cm">
          <text:p/>
        </draw:line>
        <draw:frame draw:style-name="gr14" draw:text-style-name="P6" draw:layer="layout" svg:width="1.5cm" svg:height="3.095cm" svg:x="3.8cm" svg:y="4.695cm">
          <draw:text-box>
            <text:p text:style-name="P5"><text:span text:style-name="T3">Couper ici</text:span></text:p>
          </draw:text-box>
        </draw:frame>
        <draw:g>
          <draw:frame draw:style-name="gr15" draw:text-style-name="P3" draw:layer="layout" svg:width="1.192cm" svg:height="0.569cm" svg:x="1.717cm" svg:y="8.167cm">
            <draw:text-box>
              <text:p text:style-name="P3"><text:span text:style-name="T2">Boire</text:span></text:p>
            </draw:text-box>
          </draw:frame>
          <draw:frame draw:style-name="gr16" draw:text-style-name="P3" draw:layer="layout" svg:width="1.336cm" svg:height="0.569cm" svg:x="2.645cm" svg:y="8.181cm">
            <draw:text-box>
              <text:p text:style-name="P3"><text:span text:style-name="T2">$boire</text:span></text:p>
            </draw:text-box>
          </draw:frame>
          <draw:line draw:style-name="gr4" draw:text-style-name="P1" draw:layer="layout" svg:x1="2.77cm" svg:y1="8.677cm" svg:x2="5.3cm" svg:y2="8.677cm">
            <text:p/>
          </draw:line>
          <draw:frame draw:style-name="gr1" draw:text-style-name="P1" draw:layer="layout" svg:width="0.25cm" svg:height="0.5cm" svg:x="1.568cm" svg:y="8.191cm">
            <draw:image xlink:href="Pictures/20000007000012450000352F90BC1072.svm" xlink:type="simple" xlink:show="embed" xlink:actuate="onLoad">
              <text:p/>
            </draw:image>
          </draw:frame>
        </draw:g>
        <draw:line draw:style-name="gr6" draw:text-style-name="P1" draw:layer="layout" svg:x1="14.05cm" svg:y1="1.625cm" svg:x2="14.05cm" svg:y2="30.625cm">
          <text:p/>
        </draw:line>
        <draw:line draw:style-name="gr6" draw:text-style-name="P1" draw:layer="layout" svg:x1="20.434cm" svg:y1="1.625cm" svg:x2="20.434cm" svg:y2="30.44cm">
          <text:p/>
        </draw:line>
        <draw:frame draw:style-name="gr1" draw:text-style-name="P1" draw:layer="layout" svg:width="6.25cm" svg:height="0.945cm" svg:x="1.375cm" svg:y="7.257cm">
          <draw:image xlink:href="Pictures/1000000000000244000000588E53F682.jpg" xlink:type="simple" xlink:show="embed" xlink:actuate="onLoad">
            <text:p/>
          </draw:image>
        </draw:frame>
        <draw:g>
          <draw:g>
            <draw:frame draw:style-name="gr17" draw:text-style-name="P4" draw:layer="layout" svg:width="1.154cm" svg:height="0.569cm" svg:x="5.563cm" svg:y="8.182cm">
              <draw:text-box>
                <text:p text:style-name="P4"><text:span text:style-name="T2">$prix</text:span></text:p>
              </draw:text-box>
            </draw:frame>
            <draw:line draw:style-name="gr4" draw:text-style-name="P1" draw:layer="layout" svg:x1="5.824cm" svg:y1="8.672cm" svg:x2="7.074cm" svg:y2="8.672cm">
              <text:p/>
            </draw:line>
          </draw:g>
          <draw:frame draw:style-name="gr18" draw:text-style-name="P4" draw:layer="layout" svg:width="0.853cm" svg:height="0.962cm" svg:x="6.631cm" svg:y="8.178cm">
            <draw:text-box>
              <text:p text:style-name="P2"><text:span text:style-name="T1">$</text:span></text:p>
            </draw:text-box>
          </draw:frame>
        </draw:g>
        <draw:frame draw:style-name="gr1" draw:text-style-name="P1" draw:layer="layout" svg:width="0.25cm" svg:height="0.475cm" svg:x="1.564cm" svg:y="9.544cm">
          <draw:image xlink:href="Pictures/10000201000001A400000320D6DB8707.png" xlink:type="simple" xlink:show="embed" xlink:actuate="onLoad">
            <text:p/>
          </draw:image>
        </draw:frame>
        <draw:line draw:style-name="gr4" draw:text-style-name="P1" draw:layer="layout" svg:x1="1.818cm" svg:y1="10.066cm" svg:x2="7.318cm" svg:y2="10.066cm">
          <text:p/>
        </draw:line>
        <draw:line draw:style-name="gr6" draw:text-style-name="P1" draw:layer="layout" svg:x1="20.908cm" svg:y1="20.826cm" svg:x2="1.309cm" svg:y2="20.826cm">
          <text:p/>
        </draw:line>
        <draw:frame draw:style-name="gr1" draw:text-style-name="P1" draw:layer="layout" svg:width="0.525cm" svg:height="0.525cm" svg:x="1.44cm" svg:y="8.831cm">
          <draw:image xlink:href="Pictures/1000020100000100000001009A0A6AD0.png" xlink:type="simple" xlink:show="embed" xlink:actuate="onLoad">
            <text:p/>
          </draw:image>
        </draw:frame>
        <draw:line draw:style-name="gr4" draw:text-style-name="P1" draw:layer="layout" svg:x1="1.818cm" svg:y1="9.375cm" svg:x2="4.318cm" svg:y2="9.375cm">
          <text:p/>
        </draw:line>
        <draw:frame draw:style-name="gr19" draw:text-style-name="P3" draw:layer="layout" svg:width="2.614cm" svg:height="0.962cm" svg:x="1.914cm" svg:y="8.883cm">
          <draw:text-box>
            <text:p text:style-name="P2"><text:span text:style-name="T1">$temperature</text:span></text:p>
          </draw:text-box>
        </draw:frame>
        <draw:frame draw:style-name="gr20" draw:text-style-name="P3" draw:layer="layout" svg:width="1.213cm" svg:height="0.962cm" svg:x="3.693cm" svg:y="8.854cm">
          <draw:text-box>
            <text:p text:style-name="P2"><text:span text:style-name="T4">°</text:span><text:span text:style-name="T1">C</text:span></text:p>
          </draw:text-box>
        </draw:frame>
        <draw:line draw:style-name="gr4" draw:text-style-name="P1" draw:layer="layout" svg:x1="1.818cm" svg:y1="10.75cm" svg:x2="7.318cm" svg:y2="10.75cm">
          <text:p/>
        </draw:line>
        <draw:frame draw:style-name="gr3" draw:text-style-name="P3" draw:layer="layout" svg:width="2.085cm" svg:height="0.962cm" svg:x="7.693cm" svg:y="2.125cm">
          <draw:text-box>
            <text:p text:style-name="P2"><text:span text:style-name="T1">$nom</text:span></text:p>
          </draw:text-box>
        </draw:frame>
        <draw:line draw:style-name="gr4" draw:text-style-name="P1" draw:layer="layout" svg:x1="7.963cm" svg:y1="2.622cm" svg:x2="13.588cm" svg:y2="2.622cm">
          <text:p/>
        </draw:line>
        <draw:frame draw:style-name="gr21" draw:text-style-name="P3" draw:layer="layout" svg:width="2.716cm" svg:height="0.654cm" svg:x="7.705cm" svg:y="2.721cm">
          <draw:text-box>
            <text:p text:style-name="P2"><text:span text:style-name="T1">$cepage</text:span></text:p>
          </draw:text-box>
        </draw:frame>
        <draw:line draw:style-name="gr4" draw:text-style-name="P1" draw:layer="layout" svg:x1="7.963cm" svg:y1="3.22cm" svg:x2="13.588cm" svg:y2="3.22cm">
          <text:p/>
        </draw:line>
        <draw:frame draw:style-name="gr22" draw:text-style-name="P3" draw:layer="layout" svg:width="3.139cm" svg:height="0.569cm" svg:x="7.713cm" svg:y="3.955cm">
          <draw:text-box>
            <text:p text:style-name="P2"><text:span text:style-name="T1">$millesime</text:span></text:p>
          </draw:text-box>
        </draw:frame>
        <draw:line draw:style-name="gr4" draw:text-style-name="P1" draw:layer="layout" svg:x1="7.953cm" svg:y1="4.448cm" svg:x2="9.464cm" svg:y2="4.448cm">
          <text:p/>
        </draw:line>
        <draw:g>
          <draw:frame draw:style-name="gr8" draw:text-style-name="P4" draw:layer="layout" svg:width="1.239cm" svg:height="0.569cm" svg:x="7.694cm" svg:y="10.806cm">
            <draw:text-box>
              <text:p text:style-name="P4"><text:span text:style-name="T2">Léger</text:span></text:p>
            </draw:text-box>
          </draw:frame>
          <draw:frame draw:style-name="gr9" draw:text-style-name="P4" draw:layer="layout" svg:width="1.277cm" svg:height="0.569cm" svg:x="12.561cm" svg:y="10.806cm">
            <draw:text-box>
              <text:p text:style-name="P4">Corsé</text:p>
            </draw:text-box>
          </draw:frame>
          <draw:line draw:style-name="gr10" draw:text-style-name="P1" draw:layer="layout" svg:x1="8.929cm" svg:y1="11.101cm" svg:x2="12.554cm" svg:y2="11.101cm">
            <text:p/>
          </draw:line>
          <draw:custom-shape draw:style-name="gr11" draw:text-style-name="P1" draw:layer="layout" svg:width="0.375cm" svg:height="0.375cm" svg:x="9.179cm" svg:y="10.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375cm" svg:height="0.375cm" svg:x="11.929cm" svg:y="10.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375cm" svg:height="0.375cm" svg:x="9.867cm" svg:y="10.9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375cm" svg:height="0.375cm" svg:x="10.556cm" svg:y="10.9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375cm" svg:height="0.375cm" svg:x="11.244cm" svg:y="10.9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23" draw:text-style-name="P3" draw:layer="layout" svg:width="1.912cm" svg:height="0.569cm" svg:x="7.714cm" svg:y="3.327cm">
          <draw:text-box>
            <text:p text:style-name="P2"><text:span text:style-name="T1">$pays</text:span></text:p>
          </draw:text-box>
        </draw:frame>
        <draw:line draw:style-name="gr4" draw:text-style-name="P1" draw:layer="layout" svg:x1="7.948cm" svg:y1="3.825cm" svg:x2="13.573cm" svg:y2="3.825cm">
          <text:p/>
        </draw:line>
        <draw:line draw:style-name="gr13" draw:text-style-name="P1" draw:layer="layout" svg:x1="9.695cm" svg:y1="5.07cm" svg:x2="11.945cm" svg:y2="5.07cm">
          <text:p/>
        </draw:line>
        <draw:frame draw:style-name="gr14" draw:text-style-name="P6" draw:layer="layout" svg:width="1.5cm" svg:height="3.095cm" svg:x="10.07cm" svg:y="4.695cm">
          <draw:text-box>
            <text:p text:style-name="P5"><text:span text:style-name="T3">Couper ici</text:span></text:p>
          </draw:text-box>
        </draw:frame>
        <draw:g>
          <draw:frame draw:style-name="gr15" draw:text-style-name="P3" draw:layer="layout" svg:width="1.192cm" svg:height="0.569cm" svg:x="7.987cm" svg:y="8.167cm">
            <draw:text-box>
              <text:p text:style-name="P3"><text:span text:style-name="T2">Boire</text:span></text:p>
            </draw:text-box>
          </draw:frame>
          <draw:frame draw:style-name="gr16" draw:text-style-name="P3" draw:layer="layout" svg:width="1.336cm" svg:height="0.569cm" svg:x="8.915cm" svg:y="8.181cm">
            <draw:text-box>
              <text:p text:style-name="P3"><text:span text:style-name="T2">$boire</text:span></text:p>
            </draw:text-box>
          </draw:frame>
          <draw:line draw:style-name="gr4" draw:text-style-name="P1" draw:layer="layout" svg:x1="9.04cm" svg:y1="8.677cm" svg:x2="11.57cm" svg:y2="8.677cm">
            <text:p/>
          </draw:line>
          <draw:frame draw:style-name="gr1" draw:text-style-name="P1" draw:layer="layout" svg:width="0.25cm" svg:height="0.5cm" svg:x="7.838cm" svg:y="8.191cm">
            <draw:image xlink:href="Pictures/20000007000012450000352F90BC1072.svm" xlink:type="simple" xlink:show="embed" xlink:actuate="onLoad">
              <text:p/>
            </draw:image>
          </draw:frame>
        </draw:g>
        <draw:g>
          <draw:g>
            <draw:frame draw:style-name="gr17" draw:text-style-name="P4" draw:layer="layout" svg:width="1.154cm" svg:height="0.569cm" svg:x="11.833cm" svg:y="8.182cm">
              <draw:text-box>
                <text:p text:style-name="P4"><text:span text:style-name="T2">$prix</text:span></text:p>
              </draw:text-box>
            </draw:frame>
            <draw:line draw:style-name="gr4" draw:text-style-name="P1" draw:layer="layout" svg:x1="12.094cm" svg:y1="8.672cm" svg:x2="13.344cm" svg:y2="8.672cm">
              <text:p/>
            </draw:line>
          </draw:g>
          <draw:frame draw:style-name="gr18" draw:text-style-name="P4" draw:layer="layout" svg:width="0.853cm" svg:height="0.962cm" svg:x="12.901cm" svg:y="8.178cm">
            <draw:text-box>
              <text:p text:style-name="P2"><text:span text:style-name="T1">$</text:span></text:p>
            </draw:text-box>
          </draw:frame>
        </draw:g>
        <draw:frame draw:style-name="gr1" draw:text-style-name="P1" draw:layer="layout" svg:width="0.25cm" svg:height="0.475cm" svg:x="7.834cm" svg:y="9.544cm">
          <draw:image xlink:href="Pictures/10000201000001A400000320D6DB8707.png" xlink:type="simple" xlink:show="embed" xlink:actuate="onLoad">
            <text:p/>
          </draw:image>
        </draw:frame>
        <draw:line draw:style-name="gr4" draw:text-style-name="P1" draw:layer="layout" svg:x1="8.088cm" svg:y1="10.066cm" svg:x2="13.588cm" svg:y2="10.066cm">
          <text:p/>
        </draw:line>
        <draw:frame draw:style-name="gr1" draw:text-style-name="P1" draw:layer="layout" svg:width="0.525cm" svg:height="0.525cm" svg:x="7.71cm" svg:y="8.831cm">
          <draw:image xlink:href="Pictures/1000020100000100000001009A0A6AD0.png" xlink:type="simple" xlink:show="embed" xlink:actuate="onLoad">
            <text:p/>
          </draw:image>
        </draw:frame>
        <draw:line draw:style-name="gr4" draw:text-style-name="P1" draw:layer="layout" svg:x1="8.088cm" svg:y1="9.375cm" svg:x2="10.588cm" svg:y2="9.375cm">
          <text:p/>
        </draw:line>
        <draw:frame draw:style-name="gr19" draw:text-style-name="P3" draw:layer="layout" svg:width="2.614cm" svg:height="0.962cm" svg:x="8.184cm" svg:y="8.883cm">
          <draw:text-box>
            <text:p text:style-name="P2"><text:span text:style-name="T1">$temperature</text:span></text:p>
          </draw:text-box>
        </draw:frame>
        <draw:frame draw:style-name="gr20" draw:text-style-name="P3" draw:layer="layout" svg:width="1.213cm" svg:height="0.962cm" svg:x="9.963cm" svg:y="8.854cm">
          <draw:text-box>
            <text:p text:style-name="P2"><text:span text:style-name="T4">°</text:span><text:span text:style-name="T1">C</text:span></text:p>
          </draw:text-box>
        </draw:frame>
        <draw:line draw:style-name="gr4" draw:text-style-name="P1" draw:layer="layout" svg:x1="8.088cm" svg:y1="10.75cm" svg:x2="13.588cm" svg:y2="10.75cm">
          <text:p/>
        </draw:line>
        <draw:frame draw:style-name="gr3" draw:text-style-name="P3" draw:layer="layout" svg:width="2.085cm" svg:height="0.962cm" svg:x="14.124cm" svg:y="2.125cm">
          <draw:text-box>
            <text:p text:style-name="P2"><text:span text:style-name="T1">$nom</text:span></text:p>
          </draw:text-box>
        </draw:frame>
        <draw:line draw:style-name="gr4" draw:text-style-name="P1" draw:layer="layout" svg:x1="14.394cm" svg:y1="2.622cm" svg:x2="20.019cm" svg:y2="2.622cm">
          <text:p/>
        </draw:line>
        <draw:frame draw:style-name="gr21" draw:text-style-name="P3" draw:layer="layout" svg:width="2.716cm" svg:height="0.654cm" svg:x="14.136cm" svg:y="2.721cm">
          <draw:text-box>
            <text:p text:style-name="P2"><text:span text:style-name="T1">$cepage</text:span></text:p>
          </draw:text-box>
        </draw:frame>
        <draw:line draw:style-name="gr4" draw:text-style-name="P1" draw:layer="layout" svg:x1="14.394cm" svg:y1="3.22cm" svg:x2="20.019cm" svg:y2="3.22cm">
          <text:p/>
        </draw:line>
        <draw:frame draw:style-name="gr22" draw:text-style-name="P3" draw:layer="layout" svg:width="3.139cm" svg:height="0.569cm" svg:x="14.144cm" svg:y="3.955cm">
          <draw:text-box>
            <text:p text:style-name="P2"><text:span text:style-name="T1">$millesime</text:span></text:p>
          </draw:text-box>
        </draw:frame>
        <draw:line draw:style-name="gr4" draw:text-style-name="P1" draw:layer="layout" svg:x1="14.384cm" svg:y1="4.448cm" svg:x2="15.895cm" svg:y2="4.448cm">
          <text:p/>
        </draw:line>
        <draw:g>
          <draw:frame draw:style-name="gr8" draw:text-style-name="P4" draw:layer="layout" svg:width="1.239cm" svg:height="0.569cm" svg:x="14.125cm" svg:y="10.806cm">
            <draw:text-box>
              <text:p text:style-name="P4"><text:span text:style-name="T2">Léger</text:span></text:p>
            </draw:text-box>
          </draw:frame>
          <draw:frame draw:style-name="gr9" draw:text-style-name="P4" draw:layer="layout" svg:width="1.277cm" svg:height="0.569cm" svg:x="18.992cm" svg:y="10.806cm">
            <draw:text-box>
              <text:p text:style-name="P4">Corsé</text:p>
            </draw:text-box>
          </draw:frame>
          <draw:line draw:style-name="gr10" draw:text-style-name="P1" draw:layer="layout" svg:x1="15.36cm" svg:y1="11.101cm" svg:x2="18.985cm" svg:y2="11.101cm">
            <text:p/>
          </draw:line>
          <draw:custom-shape draw:style-name="gr11" draw:text-style-name="P1" draw:layer="layout" svg:width="0.375cm" svg:height="0.375cm" svg:x="15.61cm" svg:y="10.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375cm" svg:height="0.375cm" svg:x="18.36cm" svg:y="10.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375cm" svg:height="0.375cm" svg:x="16.298cm" svg:y="10.9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375cm" svg:height="0.375cm" svg:x="16.987cm" svg:y="10.9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375cm" svg:height="0.375cm" svg:x="17.675cm" svg:y="10.9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23" draw:text-style-name="P3" draw:layer="layout" svg:width="1.912cm" svg:height="0.569cm" svg:x="14.145cm" svg:y="3.327cm">
          <draw:text-box>
            <text:p text:style-name="P2"><text:span text:style-name="T1">$pays</text:span></text:p>
          </draw:text-box>
        </draw:frame>
        <draw:line draw:style-name="gr4" draw:text-style-name="P1" draw:layer="layout" svg:x1="14.379cm" svg:y1="3.825cm" svg:x2="20.004cm" svg:y2="3.825cm">
          <text:p/>
        </draw:line>
        <draw:line draw:style-name="gr13" draw:text-style-name="P1" draw:layer="layout" svg:x1="16.126cm" svg:y1="5.07cm" svg:x2="18.376cm" svg:y2="5.07cm">
          <text:p/>
        </draw:line>
        <draw:frame draw:style-name="gr14" draw:text-style-name="P6" draw:layer="layout" svg:width="1.5cm" svg:height="3.095cm" svg:x="16.501cm" svg:y="4.695cm">
          <draw:text-box>
            <text:p text:style-name="P5"><text:span text:style-name="T3">Couper ici</text:span></text:p>
          </draw:text-box>
        </draw:frame>
        <draw:g>
          <draw:frame draw:style-name="gr15" draw:text-style-name="P3" draw:layer="layout" svg:width="1.192cm" svg:height="0.569cm" svg:x="14.418cm" svg:y="8.167cm">
            <draw:text-box>
              <text:p text:style-name="P3"><text:span text:style-name="T2">Boire</text:span></text:p>
            </draw:text-box>
          </draw:frame>
          <draw:frame draw:style-name="gr16" draw:text-style-name="P3" draw:layer="layout" svg:width="1.336cm" svg:height="0.569cm" svg:x="15.346cm" svg:y="8.181cm">
            <draw:text-box>
              <text:p text:style-name="P3"><text:span text:style-name="T2">$boire</text:span></text:p>
            </draw:text-box>
          </draw:frame>
          <draw:line draw:style-name="gr4" draw:text-style-name="P1" draw:layer="layout" svg:x1="15.471cm" svg:y1="8.677cm" svg:x2="18.001cm" svg:y2="8.677cm">
            <text:p/>
          </draw:line>
          <draw:frame draw:style-name="gr1" draw:text-style-name="P1" draw:layer="layout" svg:width="0.25cm" svg:height="0.5cm" svg:x="14.269cm" svg:y="8.191cm">
            <draw:image xlink:href="Pictures/20000007000012450000352F90BC1072.svm" xlink:type="simple" xlink:show="embed" xlink:actuate="onLoad">
              <text:p/>
            </draw:image>
          </draw:frame>
        </draw:g>
        <draw:g>
          <draw:g>
            <draw:frame draw:style-name="gr17" draw:text-style-name="P4" draw:layer="layout" svg:width="1.154cm" svg:height="0.569cm" svg:x="18.264cm" svg:y="8.182cm">
              <draw:text-box>
                <text:p text:style-name="P4"><text:span text:style-name="T2">$prix</text:span></text:p>
              </draw:text-box>
            </draw:frame>
            <draw:line draw:style-name="gr4" draw:text-style-name="P1" draw:layer="layout" svg:x1="18.525cm" svg:y1="8.672cm" svg:x2="19.775cm" svg:y2="8.672cm">
              <text:p/>
            </draw:line>
          </draw:g>
          <draw:frame draw:style-name="gr18" draw:text-style-name="P4" draw:layer="layout" svg:width="0.853cm" svg:height="0.962cm" svg:x="19.332cm" svg:y="8.178cm">
            <draw:text-box>
              <text:p text:style-name="P2"><text:span text:style-name="T1">$</text:span></text:p>
            </draw:text-box>
          </draw:frame>
        </draw:g>
        <draw:frame draw:style-name="gr1" draw:text-style-name="P1" draw:layer="layout" svg:width="0.25cm" svg:height="0.475cm" svg:x="14.265cm" svg:y="9.544cm">
          <draw:image xlink:href="Pictures/10000201000001A400000320D6DB8707.png" xlink:type="simple" xlink:show="embed" xlink:actuate="onLoad">
            <text:p/>
          </draw:image>
        </draw:frame>
        <draw:line draw:style-name="gr4" draw:text-style-name="P1" draw:layer="layout" svg:x1="14.519cm" svg:y1="10.066cm" svg:x2="20.019cm" svg:y2="10.066cm">
          <text:p/>
        </draw:line>
        <draw:frame draw:style-name="gr1" draw:text-style-name="P1" draw:layer="layout" svg:width="0.525cm" svg:height="0.525cm" svg:x="14.141cm" svg:y="8.831cm">
          <draw:image xlink:href="Pictures/1000020100000100000001009A0A6AD0.png" xlink:type="simple" xlink:show="embed" xlink:actuate="onLoad">
            <text:p/>
          </draw:image>
        </draw:frame>
        <draw:line draw:style-name="gr4" draw:text-style-name="P1" draw:layer="layout" svg:x1="14.519cm" svg:y1="9.375cm" svg:x2="17.019cm" svg:y2="9.375cm">
          <text:p/>
        </draw:line>
        <draw:frame draw:style-name="gr19" draw:text-style-name="P3" draw:layer="layout" svg:width="2.614cm" svg:height="0.962cm" svg:x="14.615cm" svg:y="8.883cm">
          <draw:text-box>
            <text:p text:style-name="P2"><text:span text:style-name="T1">$temperature</text:span></text:p>
          </draw:text-box>
        </draw:frame>
        <draw:frame draw:style-name="gr20" draw:text-style-name="P3" draw:layer="layout" svg:width="1.213cm" svg:height="0.962cm" svg:x="16.394cm" svg:y="8.854cm">
          <draw:text-box>
            <text:p text:style-name="P2"><text:span text:style-name="T4">°</text:span><text:span text:style-name="T1">C</text:span></text:p>
          </draw:text-box>
        </draw:frame>
        <draw:line draw:style-name="gr4" draw:text-style-name="P1" draw:layer="layout" svg:x1="14.519cm" svg:y1="10.75cm" svg:x2="20.019cm" svg:y2="10.75cm">
          <text:p/>
        </draw:line>
        <draw:frame draw:style-name="gr24" draw:text-style-name="P3" draw:layer="layout" svg:width="1.84cm" svg:height="0.569cm" svg:x="1.374cm" svg:y="11.5cm">
          <draw:text-box>
            <text:p text:style-name="P2"><text:span text:style-name="T1">$nom</text:span></text:p>
          </draw:text-box>
        </draw:frame>
        <draw:line draw:style-name="gr4" draw:text-style-name="P1" draw:layer="layout" svg:x1="1.644cm" svg:y1="11.997cm" svg:x2="7.269cm" svg:y2="11.997cm">
          <text:p/>
        </draw:line>
        <draw:frame draw:style-name="gr25" draw:text-style-name="P3" draw:layer="layout" svg:width="2.716cm" svg:height="0.569cm" svg:x="1.386cm" svg:y="12.096cm">
          <draw:text-box>
            <text:p text:style-name="P2"><text:span text:style-name="T1">$cepage</text:span></text:p>
          </draw:text-box>
        </draw:frame>
        <draw:line draw:style-name="gr4" draw:text-style-name="P1" draw:layer="layout" svg:x1="1.644cm" svg:y1="12.595cm" svg:x2="7.269cm" svg:y2="12.595cm">
          <text:p/>
        </draw:line>
        <draw:frame draw:style-name="gr7" draw:text-style-name="P3" draw:layer="layout" svg:width="3.139cm" svg:height="0.962cm" svg:x="1.394cm" svg:y="13.33cm">
          <draw:text-box>
            <text:p text:style-name="P2"><text:span text:style-name="T1">$millesime</text:span></text:p>
          </draw:text-box>
        </draw:frame>
        <draw:line draw:style-name="gr4" draw:text-style-name="P1" draw:layer="layout" svg:x1="1.634cm" svg:y1="13.823cm" svg:x2="3.145cm" svg:y2="13.823cm">
          <text:p/>
        </draw:line>
        <draw:g>
          <draw:frame draw:style-name="gr8" draw:text-style-name="P4" draw:layer="layout" svg:width="1.239cm" svg:height="0.569cm" svg:x="1.375cm" svg:y="20.181cm">
            <draw:text-box>
              <text:p text:style-name="P4"><text:span text:style-name="T2">Léger</text:span></text:p>
            </draw:text-box>
          </draw:frame>
          <draw:frame draw:style-name="gr9" draw:text-style-name="P4" draw:layer="layout" svg:width="1.277cm" svg:height="0.569cm" svg:x="6.242cm" svg:y="20.181cm">
            <draw:text-box>
              <text:p text:style-name="P4">Corsé</text:p>
            </draw:text-box>
          </draw:frame>
          <draw:line draw:style-name="gr10" draw:text-style-name="P1" draw:layer="layout" svg:x1="2.61cm" svg:y1="20.476cm" svg:x2="6.235cm" svg:y2="20.476cm">
            <text:p/>
          </draw:line>
          <draw:custom-shape draw:style-name="gr11" draw:text-style-name="P1" draw:layer="layout" svg:width="0.375cm" svg:height="0.375cm" svg:x="2.86cm" svg:y="20.2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375cm" svg:height="0.375cm" svg:x="5.61cm" svg:y="20.2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375cm" svg:height="0.375cm" svg:x="3.548cm" svg:y="20.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375cm" svg:height="0.375cm" svg:x="4.237cm" svg:y="20.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375cm" svg:height="0.375cm" svg:x="4.925cm" svg:y="20.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23" draw:text-style-name="P3" draw:layer="layout" svg:width="1.912cm" svg:height="0.569cm" svg:x="1.395cm" svg:y="12.702cm">
          <draw:text-box>
            <text:p text:style-name="P2"><text:span text:style-name="T1">$pays</text:span></text:p>
          </draw:text-box>
        </draw:frame>
        <draw:line draw:style-name="gr4" draw:text-style-name="P1" draw:layer="layout" svg:x1="1.629cm" svg:y1="13.2cm" svg:x2="7.254cm" svg:y2="13.2cm">
          <text:p/>
        </draw:line>
        <draw:line draw:style-name="gr13" draw:text-style-name="P1" draw:layer="layout" svg:x1="3.376cm" svg:y1="14.445cm" svg:x2="5.626cm" svg:y2="14.445cm">
          <text:p/>
        </draw:line>
        <draw:frame draw:style-name="gr14" draw:text-style-name="P6" draw:layer="layout" svg:width="1.5cm" svg:height="3.095cm" svg:x="3.751cm" svg:y="14.07cm">
          <draw:text-box>
            <text:p text:style-name="P5"><text:span text:style-name="T3">Couper ici</text:span></text:p>
          </draw:text-box>
        </draw:frame>
        <draw:frame draw:style-name="gr26" draw:text-style-name="P3" draw:layer="layout" svg:width="1.979cm" svg:height="0.962cm" svg:x="1.668cm" svg:y="17.542cm">
          <draw:text-box>
            <text:p text:style-name="P2"><text:span text:style-name="T1">Boire</text:span></text:p>
          </draw:text-box>
        </draw:frame>
        <draw:frame draw:style-name="gr27" draw:text-style-name="P8" draw:layer="layout" svg:width="2.331cm" svg:height="0.962cm" svg:x="2.596cm" svg:y="17.556cm">
          <draw:text-box>
            <text:p text:style-name="P7"><text:span text:style-name="T1">$boire</text:span></text:p>
          </draw:text-box>
        </draw:frame>
        <draw:line draw:style-name="gr4" draw:text-style-name="P1" draw:layer="layout" svg:x1="2.721cm" svg:y1="18.052cm" svg:x2="5.251cm" svg:y2="18.052cm">
          <text:p/>
        </draw:line>
        <draw:frame draw:style-name="gr1" draw:text-style-name="P1" draw:layer="layout" svg:width="0.25cm" svg:height="0.5cm" svg:x="1.519cm" svg:y="17.566cm">
          <draw:image xlink:href="Pictures/20000007000012450000352F90BC1072.svm" xlink:type="simple" xlink:show="embed" xlink:actuate="onLoad">
            <text:p/>
          </draw:image>
        </draw:frame>
        <draw:g>
          <draw:frame draw:style-name="gr17" draw:text-style-name="P4" draw:layer="layout" svg:width="1.154cm" svg:height="0.569cm" svg:x="5.514cm" svg:y="17.557cm">
            <draw:text-box>
              <text:p text:style-name="P4"><text:span text:style-name="T2">$prix</text:span></text:p>
            </draw:text-box>
          </draw:frame>
          <draw:line draw:style-name="gr4" draw:text-style-name="P1" draw:layer="layout" svg:x1="5.775cm" svg:y1="18.047cm" svg:x2="7.025cm" svg:y2="18.047cm">
            <text:p/>
          </draw:line>
        </draw:g>
        <draw:frame draw:style-name="gr18" draw:text-style-name="P4" draw:layer="layout" svg:width="0.853cm" svg:height="0.962cm" svg:x="6.582cm" svg:y="17.553cm">
          <draw:text-box>
            <text:p text:style-name="P2"><text:span text:style-name="T1">$</text:span></text:p>
          </draw:text-box>
        </draw:frame>
        <draw:frame draw:style-name="gr1" draw:text-style-name="P1" draw:layer="layout" svg:width="0.25cm" svg:height="0.475cm" svg:x="1.515cm" svg:y="18.919cm">
          <draw:image xlink:href="Pictures/10000201000001A400000320D6DB8707.png" xlink:type="simple" xlink:show="embed" xlink:actuate="onLoad">
            <text:p/>
          </draw:image>
        </draw:frame>
        <draw:line draw:style-name="gr4" draw:text-style-name="P1" draw:layer="layout" svg:x1="1.769cm" svg:y1="19.441cm" svg:x2="7.269cm" svg:y2="19.441cm">
          <text:p/>
        </draw:line>
        <draw:frame draw:style-name="gr1" draw:text-style-name="P1" draw:layer="layout" svg:width="0.525cm" svg:height="0.525cm" svg:x="1.391cm" svg:y="18.206cm">
          <draw:image xlink:href="Pictures/1000020100000100000001009A0A6AD0.png" xlink:type="simple" xlink:show="embed" xlink:actuate="onLoad">
            <text:p/>
          </draw:image>
        </draw:frame>
        <draw:line draw:style-name="gr4" draw:text-style-name="P1" draw:layer="layout" svg:x1="1.769cm" svg:y1="18.75cm" svg:x2="4.269cm" svg:y2="18.75cm">
          <text:p/>
        </draw:line>
        <draw:frame draw:style-name="gr19" draw:text-style-name="P3" draw:layer="layout" svg:width="2.614cm" svg:height="0.962cm" svg:x="1.865cm" svg:y="18.258cm">
          <draw:text-box>
            <text:p text:style-name="P2"><text:span text:style-name="T1">$temperature</text:span></text:p>
          </draw:text-box>
        </draw:frame>
        <draw:frame draw:style-name="gr20" draw:text-style-name="P3" draw:layer="layout" svg:width="1.213cm" svg:height="0.962cm" svg:x="3.644cm" svg:y="18.229cm">
          <draw:text-box>
            <text:p text:style-name="P2"><text:span text:style-name="T4">°</text:span><text:span text:style-name="T1">C</text:span></text:p>
          </draw:text-box>
        </draw:frame>
        <draw:line draw:style-name="gr4" draw:text-style-name="P1" draw:layer="layout" svg:x1="1.769cm" svg:y1="20.125cm" svg:x2="7.269cm" svg:y2="20.125cm">
          <text:p/>
        </draw:line>
        <draw:frame draw:style-name="gr28" draw:text-style-name="P3" draw:layer="layout" svg:width="1.84cm" svg:height="0.625cm" svg:x="7.693cm" svg:y="11.5cm">
          <draw:text-box>
            <text:p text:style-name="P2"><text:span text:style-name="T1">$nom</text:span></text:p>
          </draw:text-box>
        </draw:frame>
        <draw:line draw:style-name="gr4" draw:text-style-name="P1" draw:layer="layout" svg:x1="7.963cm" svg:y1="11.997cm" svg:x2="13.588cm" svg:y2="11.997cm">
          <text:p/>
        </draw:line>
        <draw:frame draw:style-name="gr25" draw:text-style-name="P3" draw:layer="layout" svg:width="2.716cm" svg:height="0.569cm" svg:x="7.705cm" svg:y="12.096cm">
          <draw:text-box>
            <text:p text:style-name="P2"><text:span text:style-name="T1">$cepage</text:span></text:p>
          </draw:text-box>
        </draw:frame>
        <draw:line draw:style-name="gr4" draw:text-style-name="P1" draw:layer="layout" svg:x1="7.963cm" svg:y1="12.595cm" svg:x2="13.588cm" svg:y2="12.595cm">
          <text:p/>
        </draw:line>
        <draw:frame draw:style-name="gr22" draw:text-style-name="P3" draw:layer="layout" svg:width="3.139cm" svg:height="0.569cm" svg:x="7.713cm" svg:y="13.33cm">
          <draw:text-box>
            <text:p text:style-name="P2"><text:span text:style-name="T1">$millesime</text:span></text:p>
          </draw:text-box>
        </draw:frame>
        <draw:line draw:style-name="gr4" draw:text-style-name="P1" draw:layer="layout" svg:x1="7.953cm" svg:y1="13.823cm" svg:x2="9.464cm" svg:y2="13.823cm">
          <text:p/>
        </draw:line>
        <draw:g>
          <draw:frame draw:style-name="gr8" draw:text-style-name="P4" draw:layer="layout" svg:width="1.239cm" svg:height="0.569cm" svg:x="7.694cm" svg:y="20.181cm">
            <draw:text-box>
              <text:p text:style-name="P4"><text:span text:style-name="T2">Léger</text:span></text:p>
            </draw:text-box>
          </draw:frame>
          <draw:frame draw:style-name="gr9" draw:text-style-name="P4" draw:layer="layout" svg:width="1.277cm" svg:height="0.569cm" svg:x="12.561cm" svg:y="20.181cm">
            <draw:text-box>
              <text:p text:style-name="P4">Corsé</text:p>
            </draw:text-box>
          </draw:frame>
          <draw:line draw:style-name="gr10" draw:text-style-name="P1" draw:layer="layout" svg:x1="8.929cm" svg:y1="20.476cm" svg:x2="12.554cm" svg:y2="20.476cm">
            <text:p/>
          </draw:line>
          <draw:custom-shape draw:style-name="gr11" draw:text-style-name="P1" draw:layer="layout" svg:width="0.375cm" svg:height="0.375cm" svg:x="9.179cm" svg:y="20.2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375cm" svg:height="0.375cm" svg:x="11.929cm" svg:y="20.2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375cm" svg:height="0.375cm" svg:x="9.867cm" svg:y="20.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375cm" svg:height="0.375cm" svg:x="10.556cm" svg:y="20.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375cm" svg:height="0.375cm" svg:x="11.244cm" svg:y="20.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29" draw:text-style-name="P3" draw:layer="layout" svg:width="1.912cm" svg:height="0.673cm" svg:x="7.714cm" svg:y="12.702cm">
          <draw:text-box>
            <text:p text:style-name="P2"><text:span text:style-name="T1">$pays</text:span></text:p>
          </draw:text-box>
        </draw:frame>
        <draw:line draw:style-name="gr4" draw:text-style-name="P1" draw:layer="layout" svg:x1="7.948cm" svg:y1="13.2cm" svg:x2="13.573cm" svg:y2="13.2cm">
          <text:p/>
        </draw:line>
        <draw:line draw:style-name="gr13" draw:text-style-name="P1" draw:layer="layout" svg:x1="9.695cm" svg:y1="14.445cm" svg:x2="11.945cm" svg:y2="14.445cm">
          <text:p/>
        </draw:line>
        <draw:frame draw:style-name="gr14" draw:text-style-name="P6" draw:layer="layout" svg:width="1.5cm" svg:height="3.095cm" svg:x="10.07cm" svg:y="14.07cm">
          <draw:text-box>
            <text:p text:style-name="P5"><text:span text:style-name="T3">Couper ici</text:span></text:p>
          </draw:text-box>
        </draw:frame>
        <draw:frame draw:style-name="gr26" draw:text-style-name="P3" draw:layer="layout" svg:width="1.979cm" svg:height="0.962cm" svg:x="7.987cm" svg:y="17.542cm">
          <draw:text-box>
            <text:p text:style-name="P2"><text:span text:style-name="T1">Boire</text:span></text:p>
          </draw:text-box>
        </draw:frame>
        <draw:frame draw:style-name="gr27" draw:text-style-name="P8" draw:layer="layout" svg:width="2.331cm" svg:height="0.962cm" svg:x="8.915cm" svg:y="17.556cm">
          <draw:text-box>
            <text:p text:style-name="P7"><text:span text:style-name="T1">$boire</text:span></text:p>
          </draw:text-box>
        </draw:frame>
        <draw:line draw:style-name="gr4" draw:text-style-name="P1" draw:layer="layout" svg:x1="9.04cm" svg:y1="18.052cm" svg:x2="11.57cm" svg:y2="18.052cm">
          <text:p/>
        </draw:line>
        <draw:frame draw:style-name="gr1" draw:text-style-name="P1" draw:layer="layout" svg:width="0.25cm" svg:height="0.5cm" svg:x="7.838cm" svg:y="17.566cm">
          <draw:image xlink:href="Pictures/20000007000012450000352F90BC1072.svm" xlink:type="simple" xlink:show="embed" xlink:actuate="onLoad">
            <text:p/>
          </draw:image>
        </draw:frame>
        <draw:g>
          <draw:frame draw:style-name="gr17" draw:text-style-name="P4" draw:layer="layout" svg:width="1.154cm" svg:height="0.569cm" svg:x="11.833cm" svg:y="17.557cm">
            <draw:text-box>
              <text:p text:style-name="P4"><text:span text:style-name="T2">$prix</text:span></text:p>
            </draw:text-box>
          </draw:frame>
          <draw:line draw:style-name="gr4" draw:text-style-name="P1" draw:layer="layout" svg:x1="12.094cm" svg:y1="18.047cm" svg:x2="13.344cm" svg:y2="18.047cm">
            <text:p/>
          </draw:line>
        </draw:g>
        <draw:frame draw:style-name="gr18" draw:text-style-name="P4" draw:layer="layout" svg:width="0.853cm" svg:height="0.962cm" svg:x="12.901cm" svg:y="17.553cm">
          <draw:text-box>
            <text:p text:style-name="P2"><text:span text:style-name="T1">$</text:span></text:p>
          </draw:text-box>
        </draw:frame>
        <draw:frame draw:style-name="gr1" draw:text-style-name="P1" draw:layer="layout" svg:width="0.25cm" svg:height="0.475cm" svg:x="7.834cm" svg:y="18.919cm">
          <draw:image xlink:href="Pictures/10000201000001A400000320D6DB8707.png" xlink:type="simple" xlink:show="embed" xlink:actuate="onLoad">
            <text:p/>
          </draw:image>
        </draw:frame>
        <draw:line draw:style-name="gr4" draw:text-style-name="P1" draw:layer="layout" svg:x1="8.088cm" svg:y1="19.441cm" svg:x2="13.588cm" svg:y2="19.441cm">
          <text:p/>
        </draw:line>
        <draw:frame draw:style-name="gr1" draw:text-style-name="P1" draw:layer="layout" svg:width="0.525cm" svg:height="0.525cm" svg:x="7.71cm" svg:y="18.206cm">
          <draw:image xlink:href="Pictures/1000020100000100000001009A0A6AD0.png" xlink:type="simple" xlink:show="embed" xlink:actuate="onLoad">
            <text:p/>
          </draw:image>
        </draw:frame>
        <draw:line draw:style-name="gr4" draw:text-style-name="P1" draw:layer="layout" svg:x1="8.088cm" svg:y1="18.75cm" svg:x2="10.588cm" svg:y2="18.75cm">
          <text:p/>
        </draw:line>
        <draw:frame draw:style-name="gr19" draw:text-style-name="P3" draw:layer="layout" svg:width="2.614cm" svg:height="0.962cm" svg:x="8.184cm" svg:y="18.258cm">
          <draw:text-box>
            <text:p text:style-name="P2"><text:span text:style-name="T1">$temperature</text:span></text:p>
          </draw:text-box>
        </draw:frame>
        <draw:frame draw:style-name="gr20" draw:text-style-name="P3" draw:layer="layout" svg:width="1.213cm" svg:height="0.962cm" svg:x="9.963cm" svg:y="18.229cm">
          <draw:text-box>
            <text:p text:style-name="P2"><text:span text:style-name="T4">°</text:span><text:span text:style-name="T1">C</text:span></text:p>
          </draw:text-box>
        </draw:frame>
        <draw:line draw:style-name="gr4" draw:text-style-name="P1" draw:layer="layout" svg:x1="8.088cm" svg:y1="20.125cm" svg:x2="13.588cm" svg:y2="20.125cm">
          <text:p/>
        </draw:line>
        <draw:frame draw:style-name="gr24" draw:text-style-name="P3" draw:layer="layout" svg:width="1.84cm" svg:height="0.569cm" svg:x="14.124cm" svg:y="11.5cm">
          <draw:text-box>
            <text:p text:style-name="P2"><text:span text:style-name="T1">$nom</text:span></text:p>
          </draw:text-box>
        </draw:frame>
        <draw:line draw:style-name="gr4" draw:text-style-name="P1" draw:layer="layout" svg:x1="14.394cm" svg:y1="11.997cm" svg:x2="20.019cm" svg:y2="11.997cm">
          <text:p/>
        </draw:line>
        <draw:frame draw:style-name="gr25" draw:text-style-name="P3" draw:layer="layout" svg:width="2.716cm" svg:height="0.569cm" svg:x="14.136cm" svg:y="12.096cm">
          <draw:text-box>
            <text:p text:style-name="P2"><text:span text:style-name="T1">$cepage</text:span></text:p>
          </draw:text-box>
        </draw:frame>
        <draw:line draw:style-name="gr4" draw:text-style-name="P1" draw:layer="layout" svg:x1="14.394cm" svg:y1="12.595cm" svg:x2="20.019cm" svg:y2="12.595cm">
          <text:p/>
        </draw:line>
        <draw:frame draw:style-name="gr7" draw:text-style-name="P3" draw:layer="layout" svg:width="3.139cm" svg:height="0.962cm" svg:x="14.144cm" svg:y="13.33cm">
          <draw:text-box>
            <text:p text:style-name="P2"><text:span text:style-name="T1">$millesime</text:span></text:p>
          </draw:text-box>
        </draw:frame>
        <draw:line draw:style-name="gr4" draw:text-style-name="P1" draw:layer="layout" svg:x1="14.384cm" svg:y1="13.823cm" svg:x2="15.895cm" svg:y2="13.823cm">
          <text:p/>
        </draw:line>
        <draw:g>
          <draw:frame draw:style-name="gr8" draw:text-style-name="P4" draw:layer="layout" svg:width="1.239cm" svg:height="0.569cm" svg:x="14.125cm" svg:y="20.181cm">
            <draw:text-box>
              <text:p text:style-name="P4"><text:span text:style-name="T2">Léger</text:span></text:p>
            </draw:text-box>
          </draw:frame>
          <draw:frame draw:style-name="gr9" draw:text-style-name="P4" draw:layer="layout" svg:width="1.277cm" svg:height="0.569cm" svg:x="18.992cm" svg:y="20.181cm">
            <draw:text-box>
              <text:p text:style-name="P4">Corsé</text:p>
            </draw:text-box>
          </draw:frame>
          <draw:line draw:style-name="gr10" draw:text-style-name="P1" draw:layer="layout" svg:x1="15.36cm" svg:y1="20.476cm" svg:x2="18.985cm" svg:y2="20.476cm">
            <text:p/>
          </draw:line>
          <draw:custom-shape draw:style-name="gr11" draw:text-style-name="P1" draw:layer="layout" svg:width="0.375cm" svg:height="0.375cm" svg:x="15.61cm" svg:y="20.2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375cm" svg:height="0.375cm" svg:x="18.36cm" svg:y="20.2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375cm" svg:height="0.375cm" svg:x="16.298cm" svg:y="20.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375cm" svg:height="0.375cm" svg:x="16.987cm" svg:y="20.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375cm" svg:height="0.375cm" svg:x="17.675cm" svg:y="20.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23" draw:text-style-name="P3" draw:layer="layout" svg:width="1.912cm" svg:height="0.569cm" svg:x="14.145cm" svg:y="12.702cm">
          <draw:text-box>
            <text:p text:style-name="P2"><text:span text:style-name="T1">$pays</text:span></text:p>
          </draw:text-box>
        </draw:frame>
        <draw:line draw:style-name="gr4" draw:text-style-name="P1" draw:layer="layout" svg:x1="14.379cm" svg:y1="13.2cm" svg:x2="20.004cm" svg:y2="13.2cm">
          <text:p/>
        </draw:line>
        <draw:line draw:style-name="gr13" draw:text-style-name="P1" draw:layer="layout" svg:x1="16.126cm" svg:y1="14.445cm" svg:x2="18.376cm" svg:y2="14.445cm">
          <text:p/>
        </draw:line>
        <draw:frame draw:style-name="gr14" draw:text-style-name="P6" draw:layer="layout" svg:width="1.5cm" svg:height="3.095cm" svg:x="16.501cm" svg:y="14.07cm">
          <draw:text-box>
            <text:p text:style-name="P5"><text:span text:style-name="T3">Couper ici</text:span></text:p>
          </draw:text-box>
        </draw:frame>
        <draw:frame draw:style-name="gr26" draw:text-style-name="P3" draw:layer="layout" svg:width="1.979cm" svg:height="0.962cm" svg:x="14.418cm" svg:y="17.542cm">
          <draw:text-box>
            <text:p text:style-name="P2"><text:span text:style-name="T1">Boire</text:span></text:p>
          </draw:text-box>
        </draw:frame>
        <draw:frame draw:style-name="gr27" draw:text-style-name="P8" draw:layer="layout" svg:width="2.331cm" svg:height="0.962cm" svg:x="15.346cm" svg:y="17.556cm">
          <draw:text-box>
            <text:p text:style-name="P7"><text:span text:style-name="T1">$boire</text:span></text:p>
          </draw:text-box>
        </draw:frame>
        <draw:line draw:style-name="gr4" draw:text-style-name="P1" draw:layer="layout" svg:x1="15.471cm" svg:y1="18.052cm" svg:x2="18.001cm" svg:y2="18.052cm">
          <text:p/>
        </draw:line>
        <draw:frame draw:style-name="gr1" draw:text-style-name="P1" draw:layer="layout" svg:width="0.25cm" svg:height="0.5cm" svg:x="14.269cm" svg:y="17.566cm">
          <draw:image xlink:href="Pictures/20000007000012450000352F90BC1072.svm" xlink:type="simple" xlink:show="embed" xlink:actuate="onLoad">
            <text:p/>
          </draw:image>
        </draw:frame>
        <draw:g>
          <draw:frame draw:style-name="gr17" draw:text-style-name="P4" draw:layer="layout" svg:width="1.154cm" svg:height="0.569cm" svg:x="18.264cm" svg:y="17.557cm">
            <draw:text-box>
              <text:p text:style-name="P4"><text:span text:style-name="T2">$prix</text:span></text:p>
            </draw:text-box>
          </draw:frame>
          <draw:line draw:style-name="gr4" draw:text-style-name="P1" draw:layer="layout" svg:x1="18.525cm" svg:y1="18.047cm" svg:x2="19.775cm" svg:y2="18.047cm">
            <text:p/>
          </draw:line>
        </draw:g>
        <draw:frame draw:style-name="gr18" draw:text-style-name="P4" draw:layer="layout" svg:width="0.853cm" svg:height="0.962cm" svg:x="19.332cm" svg:y="17.553cm">
          <draw:text-box>
            <text:p text:style-name="P2"><text:span text:style-name="T1">$</text:span></text:p>
          </draw:text-box>
        </draw:frame>
        <draw:frame draw:style-name="gr1" draw:text-style-name="P1" draw:layer="layout" svg:width="0.25cm" svg:height="0.475cm" svg:x="14.265cm" svg:y="18.919cm">
          <draw:image xlink:href="Pictures/10000201000001A400000320D6DB8707.png" xlink:type="simple" xlink:show="embed" xlink:actuate="onLoad">
            <text:p/>
          </draw:image>
        </draw:frame>
        <draw:line draw:style-name="gr4" draw:text-style-name="P1" draw:layer="layout" svg:x1="14.519cm" svg:y1="19.441cm" svg:x2="20.019cm" svg:y2="19.441cm">
          <text:p/>
        </draw:line>
        <draw:frame draw:style-name="gr1" draw:text-style-name="P1" draw:layer="layout" svg:width="0.525cm" svg:height="0.525cm" svg:x="14.141cm" svg:y="18.206cm">
          <draw:image xlink:href="Pictures/1000020100000100000001009A0A6AD0.png" xlink:type="simple" xlink:show="embed" xlink:actuate="onLoad">
            <text:p/>
          </draw:image>
        </draw:frame>
        <draw:line draw:style-name="gr4" draw:text-style-name="P1" draw:layer="layout" svg:x1="14.519cm" svg:y1="18.75cm" svg:x2="17.019cm" svg:y2="18.75cm">
          <text:p/>
        </draw:line>
        <draw:frame draw:style-name="gr19" draw:text-style-name="P3" draw:layer="layout" svg:width="2.614cm" svg:height="0.962cm" svg:x="14.615cm" svg:y="18.258cm">
          <draw:text-box>
            <text:p text:style-name="P2"><text:span text:style-name="T1">$temperature</text:span></text:p>
          </draw:text-box>
        </draw:frame>
        <draw:frame draw:style-name="gr20" draw:text-style-name="P3" draw:layer="layout" svg:width="1.213cm" svg:height="0.962cm" svg:x="16.394cm" svg:y="18.229cm">
          <draw:text-box>
            <text:p text:style-name="P2"><text:span text:style-name="T4">°</text:span><text:span text:style-name="T1">C</text:span></text:p>
          </draw:text-box>
        </draw:frame>
        <draw:line draw:style-name="gr4" draw:text-style-name="P1" draw:layer="layout" svg:x1="14.519cm" svg:y1="20.125cm" svg:x2="20.019cm" svg:y2="20.125cm">
          <text:p/>
        </draw:line>
        <draw:custom-shape draw:style-name="gr30" draw:text-style-name="P1" draw:layer="layout" svg:width="3.625cm" svg:height="3.625cm" svg:x="2.738cm" svg:y="3.823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 draw:text-style-name="P1" draw:layer="layout" svg:width="6.25cm" svg:height="0.945cm" svg:x="7.701cm" svg:y="7.258cm">
          <draw:image xlink:href="Pictures/1000000000000244000000588E53F682.jpg" xlink:type="simple" xlink:show="embed" xlink:actuate="onLoad">
            <text:p/>
          </draw:image>
        </draw:frame>
        <draw:custom-shape draw:style-name="gr30" draw:text-style-name="P1" draw:layer="layout" svg:width="3.625cm" svg:height="3.625cm" svg:x="9.008cm" svg:y="3.823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 draw:text-style-name="P1" draw:layer="layout" svg:width="6.25cm" svg:height="0.945cm" svg:x="14.085cm" svg:y="7.259cm">
          <draw:image xlink:href="Pictures/1000000000000244000000588E53F682.jpg" xlink:type="simple" xlink:show="embed" xlink:actuate="onLoad">
            <text:p/>
          </draw:image>
        </draw:frame>
        <draw:custom-shape draw:style-name="gr30" draw:text-style-name="P1" draw:layer="layout" svg:width="3.625cm" svg:height="3.625cm" svg:x="15.439cm" svg:y="3.823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0" draw:text-style-name="P1" draw:layer="layout" svg:width="3.625cm" svg:height="3.625cm" svg:x="2.689cm" svg:y="13.19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0" draw:text-style-name="P1" draw:layer="layout" svg:width="3.625cm" svg:height="3.625cm" svg:x="9.008cm" svg:y="13.19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0" draw:text-style-name="P1" draw:layer="layout" svg:width="3.625cm" svg:height="3.625cm" svg:x="15.439cm" svg:y="13.19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1" draw:text-style-name="P3" draw:layer="layout" svg:width="1.84cm" svg:height="0.569cm" svg:x="1.375cm" svg:y="20.937cm">
          <draw:text-box>
            <text:p text:style-name="P2"><text:span text:style-name="T1">$nom</text:span></text:p>
          </draw:text-box>
        </draw:frame>
        <draw:line draw:style-name="gr4" draw:text-style-name="P1" draw:layer="layout" svg:x1="1.645cm" svg:y1="21.434cm" svg:x2="7.27cm" svg:y2="21.434cm">
          <text:p/>
        </draw:line>
        <draw:frame draw:style-name="gr32" draw:text-style-name="P3" draw:layer="layout" svg:width="2.716cm" svg:height="0.592cm" svg:x="1.387cm" svg:y="21.533cm">
          <draw:text-box>
            <text:p text:style-name="P2"><text:span text:style-name="T1">$cepage</text:span></text:p>
          </draw:text-box>
        </draw:frame>
        <draw:line draw:style-name="gr4" draw:text-style-name="P1" draw:layer="layout" svg:x1="1.645cm" svg:y1="22.032cm" svg:x2="7.27cm" svg:y2="22.032cm">
          <text:p/>
        </draw:line>
        <draw:frame draw:style-name="gr33" draw:text-style-name="P3" draw:layer="layout" svg:width="3.139cm" svg:height="0.569cm" svg:x="1.395cm" svg:y="22.767cm">
          <draw:text-box>
            <text:p text:style-name="P2"><text:span text:style-name="T1">$millesime</text:span></text:p>
          </draw:text-box>
        </draw:frame>
        <draw:line draw:style-name="gr4" draw:text-style-name="P1" draw:layer="layout" svg:x1="1.635cm" svg:y1="23.26cm" svg:x2="3.146cm" svg:y2="23.26cm">
          <text:p/>
        </draw:line>
        <draw:g>
          <draw:frame draw:style-name="gr8" draw:text-style-name="P4" draw:layer="layout" svg:width="1.239cm" svg:height="0.569cm" svg:x="1.376cm" svg:y="29.618cm">
            <draw:text-box>
              <text:p text:style-name="P4"><text:span text:style-name="T2">Léger</text:span></text:p>
            </draw:text-box>
          </draw:frame>
          <draw:frame draw:style-name="gr9" draw:text-style-name="P4" draw:layer="layout" svg:width="1.277cm" svg:height="0.569cm" svg:x="6.243cm" svg:y="29.618cm">
            <draw:text-box>
              <text:p text:style-name="P4">Corsé</text:p>
            </draw:text-box>
          </draw:frame>
          <draw:line draw:style-name="gr10" draw:text-style-name="P1" draw:layer="layout" svg:x1="2.611cm" svg:y1="29.913cm" svg:x2="6.236cm" svg:y2="29.913cm">
            <text:p/>
          </draw:line>
          <draw:custom-shape draw:style-name="gr11" draw:text-style-name="P1" draw:layer="layout" svg:width="0.375cm" svg:height="0.375cm" svg:x="2.861cm" svg:y="29.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375cm" svg:height="0.375cm" svg:x="5.611cm" svg:y="29.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375cm" svg:height="0.375cm" svg:x="3.549cm" svg:y="29.7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375cm" svg:height="0.375cm" svg:x="4.238cm" svg:y="29.7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375cm" svg:height="0.375cm" svg:x="4.926cm" svg:y="29.7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34" draw:text-style-name="P3" draw:layer="layout" svg:width="1.912cm" svg:height="0.611cm" svg:x="1.396cm" svg:y="22.139cm">
          <draw:text-box>
            <text:p text:style-name="P2"><text:span text:style-name="T1">$pays</text:span></text:p>
          </draw:text-box>
        </draw:frame>
        <draw:line draw:style-name="gr4" draw:text-style-name="P1" draw:layer="layout" svg:x1="1.63cm" svg:y1="22.637cm" svg:x2="7.255cm" svg:y2="22.637cm">
          <text:p/>
        </draw:line>
        <draw:line draw:style-name="gr13" draw:text-style-name="P1" draw:layer="layout" svg:x1="3.377cm" svg:y1="23.882cm" svg:x2="5.627cm" svg:y2="23.882cm">
          <text:p/>
        </draw:line>
        <draw:frame draw:style-name="gr14" draw:text-style-name="P6" draw:layer="layout" svg:width="1.5cm" svg:height="3.095cm" svg:x="3.752cm" svg:y="23.507cm">
          <draw:text-box>
            <text:p text:style-name="P5"><text:span text:style-name="T3">Couper ici</text:span></text:p>
          </draw:text-box>
        </draw:frame>
        <draw:frame draw:style-name="gr26" draw:text-style-name="P3" draw:layer="layout" svg:width="1.979cm" svg:height="0.962cm" svg:x="1.669cm" svg:y="26.979cm">
          <draw:text-box>
            <text:p text:style-name="P2"><text:span text:style-name="T1">Boire</text:span></text:p>
          </draw:text-box>
        </draw:frame>
        <draw:frame draw:style-name="gr27" draw:text-style-name="P3" draw:layer="layout" svg:width="2.331cm" svg:height="0.962cm" svg:x="2.597cm" svg:y="26.993cm">
          <draw:text-box>
            <text:p text:style-name="P2"><text:span text:style-name="T1">$boire</text:span></text:p>
          </draw:text-box>
        </draw:frame>
        <draw:line draw:style-name="gr4" draw:text-style-name="P1" draw:layer="layout" svg:x1="2.722cm" svg:y1="27.489cm" svg:x2="5.252cm" svg:y2="27.489cm">
          <text:p/>
        </draw:line>
        <draw:frame draw:style-name="gr1" draw:text-style-name="P1" draw:layer="layout" svg:width="0.25cm" svg:height="0.5cm" svg:x="1.52cm" svg:y="27.003cm">
          <draw:image xlink:href="Pictures/20000007000012450000352F90BC1072.svm" xlink:type="simple" xlink:show="embed" xlink:actuate="onLoad">
            <text:p/>
          </draw:image>
        </draw:frame>
        <draw:g>
          <draw:frame draw:style-name="gr17" draw:text-style-name="P3" draw:layer="layout" svg:width="1.154cm" svg:height="0.569cm" svg:x="5.515cm" svg:y="26.994cm">
            <draw:text-box>
              <text:p text:style-name="P3"><text:span text:style-name="T2">$prix</text:span></text:p>
            </draw:text-box>
          </draw:frame>
          <draw:line draw:style-name="gr4" draw:text-style-name="P1" draw:layer="layout" svg:x1="5.776cm" svg:y1="27.484cm" svg:x2="7.026cm" svg:y2="27.484cm">
            <text:p/>
          </draw:line>
        </draw:g>
        <draw:frame draw:style-name="gr18" draw:text-style-name="P4" draw:layer="layout" svg:width="0.853cm" svg:height="0.962cm" svg:x="6.583cm" svg:y="26.99cm">
          <draw:text-box>
            <text:p text:style-name="P2"><text:span text:style-name="T1">$</text:span></text:p>
          </draw:text-box>
        </draw:frame>
        <draw:frame draw:style-name="gr1" draw:text-style-name="P1" draw:layer="layout" svg:width="0.25cm" svg:height="0.475cm" svg:x="1.516cm" svg:y="28.356cm">
          <draw:image xlink:href="Pictures/10000201000001A400000320D6DB8707.png" xlink:type="simple" xlink:show="embed" xlink:actuate="onLoad">
            <text:p/>
          </draw:image>
        </draw:frame>
        <draw:line draw:style-name="gr4" draw:text-style-name="P1" draw:layer="layout" svg:x1="1.77cm" svg:y1="28.878cm" svg:x2="7.27cm" svg:y2="28.878cm">
          <text:p/>
        </draw:line>
        <draw:frame draw:style-name="gr1" draw:text-style-name="P1" draw:layer="layout" svg:width="0.525cm" svg:height="0.525cm" svg:x="1.392cm" svg:y="27.643cm">
          <draw:image xlink:href="Pictures/1000020100000100000001009A0A6AD0.png" xlink:type="simple" xlink:show="embed" xlink:actuate="onLoad">
            <text:p/>
          </draw:image>
        </draw:frame>
        <draw:line draw:style-name="gr4" draw:text-style-name="P1" draw:layer="layout" svg:x1="1.77cm" svg:y1="28.187cm" svg:x2="4.27cm" svg:y2="28.187cm">
          <text:p/>
        </draw:line>
        <draw:frame draw:style-name="gr19" draw:text-style-name="P3" draw:layer="layout" svg:width="2.614cm" svg:height="0.962cm" svg:x="1.866cm" svg:y="27.695cm">
          <draw:text-box>
            <text:p text:style-name="P2"><text:span text:style-name="T1">$temperature</text:span></text:p>
          </draw:text-box>
        </draw:frame>
        <draw:frame draw:style-name="gr20" draw:text-style-name="P3" draw:layer="layout" svg:width="1.213cm" svg:height="0.962cm" svg:x="3.645cm" svg:y="27.666cm">
          <draw:text-box>
            <text:p text:style-name="P2"><text:span text:style-name="T4">°</text:span><text:span text:style-name="T1">C</text:span></text:p>
          </draw:text-box>
        </draw:frame>
        <draw:line draw:style-name="gr4" draw:text-style-name="P1" draw:layer="layout" svg:x1="1.77cm" svg:y1="29.562cm" svg:x2="7.27cm" svg:y2="29.562cm">
          <text:p/>
        </draw:line>
        <draw:custom-shape draw:style-name="gr30" draw:text-style-name="P1" draw:layer="layout" svg:width="3.625cm" svg:height="3.625cm" svg:x="2.69cm" svg:y="22.6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1" draw:text-style-name="P3" draw:layer="layout" svg:width="1.84cm" svg:height="0.569cm" svg:x="7.776cm" svg:y="20.937cm">
          <draw:text-box>
            <text:p text:style-name="P2"><text:span text:style-name="T1">$nom</text:span></text:p>
          </draw:text-box>
        </draw:frame>
        <draw:line draw:style-name="gr4" draw:text-style-name="P1" draw:layer="layout" svg:x1="8.046cm" svg:y1="21.434cm" svg:x2="13.671cm" svg:y2="21.434cm">
          <text:p/>
        </draw:line>
        <draw:frame draw:style-name="gr32" draw:text-style-name="P3" draw:layer="layout" svg:width="2.716cm" svg:height="0.592cm" svg:x="7.788cm" svg:y="21.533cm">
          <draw:text-box>
            <text:p text:style-name="P2"><text:span text:style-name="T1">$cepage</text:span></text:p>
          </draw:text-box>
        </draw:frame>
        <draw:line draw:style-name="gr4" draw:text-style-name="P1" draw:layer="layout" svg:x1="8.046cm" svg:y1="22.032cm" svg:x2="13.671cm" svg:y2="22.032cm">
          <text:p/>
        </draw:line>
        <draw:frame draw:style-name="gr35" draw:text-style-name="P3" draw:layer="layout" svg:width="3.139cm" svg:height="0.608cm" svg:x="7.796cm" svg:y="22.767cm">
          <draw:text-box>
            <text:p text:style-name="P2"><text:span text:style-name="T1">$millesime</text:span></text:p>
          </draw:text-box>
        </draw:frame>
        <draw:line draw:style-name="gr4" draw:text-style-name="P1" draw:layer="layout" svg:x1="8.036cm" svg:y1="23.26cm" svg:x2="9.547cm" svg:y2="23.26cm">
          <text:p/>
        </draw:line>
        <draw:g>
          <draw:frame draw:style-name="gr8" draw:text-style-name="P4" draw:layer="layout" svg:width="1.239cm" svg:height="0.569cm" svg:x="7.777cm" svg:y="29.618cm">
            <draw:text-box>
              <text:p text:style-name="P4"><text:span text:style-name="T2">Léger</text:span></text:p>
            </draw:text-box>
          </draw:frame>
          <draw:frame draw:style-name="gr9" draw:text-style-name="P4" draw:layer="layout" svg:width="1.277cm" svg:height="0.569cm" svg:x="12.644cm" svg:y="29.618cm">
            <draw:text-box>
              <text:p text:style-name="P4">Corsé</text:p>
            </draw:text-box>
          </draw:frame>
          <draw:line draw:style-name="gr10" draw:text-style-name="P1" draw:layer="layout" svg:x1="9.012cm" svg:y1="29.913cm" svg:x2="12.637cm" svg:y2="29.913cm">
            <text:p/>
          </draw:line>
          <draw:custom-shape draw:style-name="gr11" draw:text-style-name="P1" draw:layer="layout" svg:width="0.375cm" svg:height="0.375cm" svg:x="9.262cm" svg:y="29.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375cm" svg:height="0.375cm" svg:x="12.012cm" svg:y="29.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375cm" svg:height="0.375cm" svg:x="9.95cm" svg:y="29.7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375cm" svg:height="0.375cm" svg:x="10.639cm" svg:y="29.7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375cm" svg:height="0.375cm" svg:x="11.327cm" svg:y="29.7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36" draw:text-style-name="P3" draw:layer="layout" svg:width="1.912cm" svg:height="0.569cm" svg:x="7.797cm" svg:y="22.139cm">
          <draw:text-box>
            <text:p text:style-name="P2"><text:span text:style-name="T1">$pays</text:span></text:p>
          </draw:text-box>
        </draw:frame>
        <draw:line draw:style-name="gr4" draw:text-style-name="P1" draw:layer="layout" svg:x1="8.031cm" svg:y1="22.637cm" svg:x2="13.656cm" svg:y2="22.637cm">
          <text:p/>
        </draw:line>
        <draw:line draw:style-name="gr13" draw:text-style-name="P1" draw:layer="layout" svg:x1="9.778cm" svg:y1="23.882cm" svg:x2="12.028cm" svg:y2="23.882cm">
          <text:p/>
        </draw:line>
        <draw:frame draw:style-name="gr14" draw:text-style-name="P6" draw:layer="layout" svg:width="1.5cm" svg:height="3.095cm" svg:x="10.153cm" svg:y="23.507cm">
          <draw:text-box>
            <text:p text:style-name="P5"><text:span text:style-name="T3">Couper ici</text:span></text:p>
          </draw:text-box>
        </draw:frame>
        <draw:frame draw:style-name="gr26" draw:text-style-name="P3" draw:layer="layout" svg:width="1.979cm" svg:height="0.962cm" svg:x="8.07cm" svg:y="26.979cm">
          <draw:text-box>
            <text:p text:style-name="P2"><text:span text:style-name="T1">Boire</text:span></text:p>
          </draw:text-box>
        </draw:frame>
        <draw:frame draw:style-name="gr27" draw:text-style-name="P3" draw:layer="layout" svg:width="2.331cm" svg:height="0.962cm" svg:x="8.998cm" svg:y="26.993cm">
          <draw:text-box>
            <text:p text:style-name="P2"><text:span text:style-name="T1">$boire</text:span></text:p>
          </draw:text-box>
        </draw:frame>
        <draw:line draw:style-name="gr4" draw:text-style-name="P1" draw:layer="layout" svg:x1="9.123cm" svg:y1="27.489cm" svg:x2="11.653cm" svg:y2="27.489cm">
          <text:p/>
        </draw:line>
        <draw:frame draw:style-name="gr1" draw:text-style-name="P1" draw:layer="layout" svg:width="0.25cm" svg:height="0.5cm" svg:x="7.921cm" svg:y="27.003cm">
          <draw:image xlink:href="Pictures/20000007000012450000352F90BC1072.svm" xlink:type="simple" xlink:show="embed" xlink:actuate="onLoad">
            <text:p/>
          </draw:image>
        </draw:frame>
        <draw:g>
          <draw:frame draw:style-name="gr17" draw:text-style-name="P3" draw:layer="layout" svg:width="1.154cm" svg:height="0.569cm" svg:x="11.916cm" svg:y="26.994cm">
            <draw:text-box>
              <text:p text:style-name="P3"><text:span text:style-name="T2">$prix</text:span></text:p>
            </draw:text-box>
          </draw:frame>
          <draw:line draw:style-name="gr4" draw:text-style-name="P1" draw:layer="layout" svg:x1="12.177cm" svg:y1="27.484cm" svg:x2="13.427cm" svg:y2="27.484cm">
            <text:p/>
          </draw:line>
        </draw:g>
        <draw:frame draw:style-name="gr18" draw:text-style-name="P4" draw:layer="layout" svg:width="0.853cm" svg:height="0.962cm" svg:x="12.984cm" svg:y="26.99cm">
          <draw:text-box>
            <text:p text:style-name="P2"><text:span text:style-name="T1">$</text:span></text:p>
          </draw:text-box>
        </draw:frame>
        <draw:frame draw:style-name="gr1" draw:text-style-name="P1" draw:layer="layout" svg:width="0.25cm" svg:height="0.475cm" svg:x="7.917cm" svg:y="28.356cm">
          <draw:image xlink:href="Pictures/10000201000001A400000320D6DB8707.png" xlink:type="simple" xlink:show="embed" xlink:actuate="onLoad">
            <text:p/>
          </draw:image>
        </draw:frame>
        <draw:line draw:style-name="gr4" draw:text-style-name="P1" draw:layer="layout" svg:x1="8.171cm" svg:y1="28.878cm" svg:x2="13.671cm" svg:y2="28.878cm">
          <text:p/>
        </draw:line>
        <draw:frame draw:style-name="gr1" draw:text-style-name="P1" draw:layer="layout" svg:width="0.525cm" svg:height="0.525cm" svg:x="7.793cm" svg:y="27.643cm">
          <draw:image xlink:href="Pictures/1000020100000100000001009A0A6AD0.png" xlink:type="simple" xlink:show="embed" xlink:actuate="onLoad">
            <text:p/>
          </draw:image>
        </draw:frame>
        <draw:line draw:style-name="gr4" draw:text-style-name="P1" draw:layer="layout" svg:x1="8.171cm" svg:y1="28.187cm" svg:x2="10.671cm" svg:y2="28.187cm">
          <text:p/>
        </draw:line>
        <draw:frame draw:style-name="gr19" draw:text-style-name="P3" draw:layer="layout" svg:width="2.614cm" svg:height="0.962cm" svg:x="8.267cm" svg:y="27.695cm">
          <draw:text-box>
            <text:p text:style-name="P2"><text:span text:style-name="T1">$temperature</text:span></text:p>
          </draw:text-box>
        </draw:frame>
        <draw:frame draw:style-name="gr20" draw:text-style-name="P3" draw:layer="layout" svg:width="1.213cm" svg:height="0.962cm" svg:x="10.046cm" svg:y="27.666cm">
          <draw:text-box>
            <text:p text:style-name="P2"><text:span text:style-name="T4">°</text:span><text:span text:style-name="T1">C</text:span></text:p>
          </draw:text-box>
        </draw:frame>
        <draw:line draw:style-name="gr4" draw:text-style-name="P1" draw:layer="layout" svg:x1="8.171cm" svg:y1="29.562cm" svg:x2="13.671cm" svg:y2="29.562cm">
          <text:p/>
        </draw:line>
        <draw:custom-shape draw:style-name="gr30" draw:text-style-name="P1" draw:layer="layout" svg:width="3.625cm" svg:height="3.625cm" svg:x="9.091cm" svg:y="22.6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1" draw:text-style-name="P3" draw:layer="layout" svg:width="1.84cm" svg:height="0.569cm" svg:x="14.161cm" svg:y="20.937cm">
          <draw:text-box>
            <text:p text:style-name="P2"><text:span text:style-name="T1">$nom</text:span></text:p>
          </draw:text-box>
        </draw:frame>
        <draw:line draw:style-name="gr4" draw:text-style-name="P1" draw:layer="layout" svg:x1="14.431cm" svg:y1="21.434cm" svg:x2="20.056cm" svg:y2="21.434cm">
          <text:p/>
        </draw:line>
        <draw:frame draw:style-name="gr32" draw:text-style-name="P3" draw:layer="layout" svg:width="2.716cm" svg:height="0.592cm" svg:x="14.173cm" svg:y="21.533cm">
          <draw:text-box>
            <text:p text:style-name="P2"><text:span text:style-name="T1">$cepage</text:span></text:p>
          </draw:text-box>
        </draw:frame>
        <draw:line draw:style-name="gr4" draw:text-style-name="P1" draw:layer="layout" svg:x1="14.431cm" svg:y1="22.032cm" svg:x2="20.056cm" svg:y2="22.032cm">
          <text:p/>
        </draw:line>
        <draw:frame draw:style-name="gr35" draw:text-style-name="P3" draw:layer="layout" svg:width="3.139cm" svg:height="0.608cm" svg:x="14.181cm" svg:y="22.767cm">
          <draw:text-box>
            <text:p text:style-name="P2"><text:span text:style-name="T1">$millesime</text:span></text:p>
          </draw:text-box>
        </draw:frame>
        <draw:line draw:style-name="gr4" draw:text-style-name="P1" draw:layer="layout" svg:x1="14.421cm" svg:y1="23.26cm" svg:x2="15.932cm" svg:y2="23.26cm">
          <text:p/>
        </draw:line>
        <draw:g>
          <draw:frame draw:style-name="gr8" draw:text-style-name="P4" draw:layer="layout" svg:width="1.239cm" svg:height="0.569cm" svg:x="14.162cm" svg:y="29.618cm">
            <draw:text-box>
              <text:p text:style-name="P4"><text:span text:style-name="T2">Léger</text:span></text:p>
            </draw:text-box>
          </draw:frame>
          <draw:frame draw:style-name="gr9" draw:text-style-name="P4" draw:layer="layout" svg:width="1.277cm" svg:height="0.569cm" svg:x="19.029cm" svg:y="29.618cm">
            <draw:text-box>
              <text:p text:style-name="P4">Corsé</text:p>
            </draw:text-box>
          </draw:frame>
          <draw:line draw:style-name="gr10" draw:text-style-name="P1" draw:layer="layout" svg:x1="15.397cm" svg:y1="29.913cm" svg:x2="19.022cm" svg:y2="29.913cm">
            <text:p/>
          </draw:line>
          <draw:custom-shape draw:style-name="gr11" draw:text-style-name="P1" draw:layer="layout" svg:width="0.375cm" svg:height="0.375cm" svg:x="15.647cm" svg:y="29.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375cm" svg:height="0.375cm" svg:x="18.397cm" svg:y="29.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375cm" svg:height="0.375cm" svg:x="16.335cm" svg:y="29.7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375cm" svg:height="0.375cm" svg:x="17.024cm" svg:y="29.7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375cm" svg:height="0.375cm" svg:x="17.712cm" svg:y="29.7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36" draw:text-style-name="P3" draw:layer="layout" svg:width="1.912cm" svg:height="0.569cm" svg:x="14.182cm" svg:y="22.139cm">
          <draw:text-box>
            <text:p text:style-name="P2"><text:span text:style-name="T1">$pays</text:span></text:p>
          </draw:text-box>
        </draw:frame>
        <draw:line draw:style-name="gr4" draw:text-style-name="P1" draw:layer="layout" svg:x1="14.416cm" svg:y1="22.637cm" svg:x2="20.041cm" svg:y2="22.637cm">
          <text:p/>
        </draw:line>
        <draw:line draw:style-name="gr13" draw:text-style-name="P1" draw:layer="layout" svg:x1="16.163cm" svg:y1="23.882cm" svg:x2="18.413cm" svg:y2="23.882cm">
          <text:p/>
        </draw:line>
        <draw:frame draw:style-name="gr14" draw:text-style-name="P6" draw:layer="layout" svg:width="1.5cm" svg:height="3.095cm" svg:x="16.538cm" svg:y="23.507cm">
          <draw:text-box>
            <text:p text:style-name="P5"><text:span text:style-name="T3">Couper ici</text:span></text:p>
          </draw:text-box>
        </draw:frame>
        <draw:frame draw:style-name="gr26" draw:text-style-name="P3" draw:layer="layout" svg:width="1.979cm" svg:height="0.962cm" svg:x="14.455cm" svg:y="26.979cm">
          <draw:text-box>
            <text:p text:style-name="P2"><text:span text:style-name="T1">Boire</text:span></text:p>
          </draw:text-box>
        </draw:frame>
        <draw:frame draw:style-name="gr27" draw:text-style-name="P3" draw:layer="layout" svg:width="2.331cm" svg:height="0.962cm" svg:x="15.383cm" svg:y="26.993cm">
          <draw:text-box>
            <text:p text:style-name="P2"><text:span text:style-name="T1">$boire</text:span></text:p>
          </draw:text-box>
        </draw:frame>
        <draw:line draw:style-name="gr4" draw:text-style-name="P1" draw:layer="layout" svg:x1="15.508cm" svg:y1="27.489cm" svg:x2="18.038cm" svg:y2="27.489cm">
          <text:p/>
        </draw:line>
        <draw:frame draw:style-name="gr1" draw:text-style-name="P1" draw:layer="layout" svg:width="0.25cm" svg:height="0.5cm" svg:x="14.306cm" svg:y="27.003cm">
          <draw:image xlink:href="Pictures/20000007000012450000352F90BC1072.svm" xlink:type="simple" xlink:show="embed" xlink:actuate="onLoad">
            <text:p/>
          </draw:image>
        </draw:frame>
        <draw:g>
          <draw:frame draw:style-name="gr17" draw:text-style-name="P3" draw:layer="layout" svg:width="1.154cm" svg:height="0.569cm" svg:x="18.301cm" svg:y="26.994cm">
            <draw:text-box>
              <text:p text:style-name="P3"><text:span text:style-name="T2">$prix</text:span></text:p>
            </draw:text-box>
          </draw:frame>
          <draw:line draw:style-name="gr4" draw:text-style-name="P1" draw:layer="layout" svg:x1="18.562cm" svg:y1="27.484cm" svg:x2="19.812cm" svg:y2="27.484cm">
            <text:p/>
          </draw:line>
        </draw:g>
        <draw:frame draw:style-name="gr18" draw:text-style-name="P4" draw:layer="layout" svg:width="0.853cm" svg:height="0.962cm" svg:x="19.369cm" svg:y="26.99cm">
          <draw:text-box>
            <text:p text:style-name="P2"><text:span text:style-name="T1">$</text:span></text:p>
          </draw:text-box>
        </draw:frame>
        <draw:frame draw:style-name="gr1" draw:text-style-name="P1" draw:layer="layout" svg:width="0.25cm" svg:height="0.475cm" svg:x="14.302cm" svg:y="28.356cm">
          <draw:image xlink:href="Pictures/10000201000001A400000320D6DB8707.png" xlink:type="simple" xlink:show="embed" xlink:actuate="onLoad">
            <text:p/>
          </draw:image>
        </draw:frame>
        <draw:line draw:style-name="gr4" draw:text-style-name="P1" draw:layer="layout" svg:x1="14.556cm" svg:y1="28.878cm" svg:x2="20.056cm" svg:y2="28.878cm">
          <text:p/>
        </draw:line>
        <draw:frame draw:style-name="gr1" draw:text-style-name="P1" draw:layer="layout" svg:width="0.525cm" svg:height="0.525cm" svg:x="14.178cm" svg:y="27.643cm">
          <draw:image xlink:href="Pictures/1000020100000100000001009A0A6AD0.png" xlink:type="simple" xlink:show="embed" xlink:actuate="onLoad">
            <text:p/>
          </draw:image>
        </draw:frame>
        <draw:line draw:style-name="gr4" draw:text-style-name="P1" draw:layer="layout" svg:x1="14.556cm" svg:y1="28.187cm" svg:x2="17.056cm" svg:y2="28.187cm">
          <text:p/>
        </draw:line>
        <draw:frame draw:style-name="gr19" draw:text-style-name="P3" draw:layer="layout" svg:width="2.614cm" svg:height="0.962cm" svg:x="14.652cm" svg:y="27.695cm">
          <draw:text-box>
            <text:p text:style-name="P2"><text:span text:style-name="T1">$temperature</text:span></text:p>
          </draw:text-box>
        </draw:frame>
        <draw:frame draw:style-name="gr20" draw:text-style-name="P3" draw:layer="layout" svg:width="1.213cm" svg:height="0.962cm" svg:x="16.431cm" svg:y="27.666cm">
          <draw:text-box>
            <text:p text:style-name="P2"><text:span text:style-name="T4">°</text:span><text:span text:style-name="T1">C</text:span></text:p>
          </draw:text-box>
        </draw:frame>
        <draw:line draw:style-name="gr4" draw:text-style-name="P1" draw:layer="layout" svg:x1="14.556cm" svg:y1="29.562cm" svg:x2="20.056cm" svg:y2="29.562cm">
          <text:p/>
        </draw:line>
        <draw:custom-shape draw:style-name="gr30" draw:text-style-name="P1" draw:layer="layout" svg:width="3.625cm" svg:height="3.625cm" svg:x="15.476cm" svg:y="22.6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6" draw:text-style-name="P1" draw:layer="layout" svg:x1="20.608cm" svg:y1="30.257cm" svg:x2="1.009cm" svg:y2="30.257cm">
          <text:p/>
        </draw:line>
        <draw:frame draw:style-name="gr37" draw:text-style-name="P10" draw:layer="layout" svg:width="3.682cm" svg:height="3.095cm" draw:transform="rotate (1.5707963267949) translate (7.253cm 11.457cm)">
          <draw:text-box>
            <text:p text:style-name="P9"><text:span text:style-name="T5">V1.5 <text:s text:c="2"/>©</text:span><text:span text:style-name="T6"> Nicolas Marchildon 2012</text:span></text:p>
          </draw:text-box>
        </draw:frame>
        <draw:frame draw:style-name="gr37" draw:text-style-name="P10" draw:layer="layout" svg:width="3.682cm" svg:height="3.095cm" draw:transform="rotate (1.5707963267949) translate (13.523cm 11.457cm)">
          <draw:text-box>
            <text:p text:style-name="P9"><text:span text:style-name="T5">V1.5 <text:s text:c="2"/>©</text:span><text:span text:style-name="T6"> Nicolas Marchildon 2012</text:span></text:p>
          </draw:text-box>
        </draw:frame>
        <draw:frame draw:style-name="gr37" draw:text-style-name="P10" draw:layer="layout" svg:width="3.682cm" svg:height="3.095cm" draw:transform="rotate (1.5707963267949) translate (19.954cm 11.457cm)">
          <draw:text-box>
            <text:p text:style-name="P9"><text:span text:style-name="T5">V1.5 <text:s text:c="2"/>©</text:span><text:span text:style-name="T6"> Nicolas Marchildon 2012</text:span></text:p>
          </draw:text-box>
        </draw:frame>
        <draw:frame draw:style-name="gr37" draw:text-style-name="P10" draw:layer="layout" svg:width="3.682cm" svg:height="3.095cm" draw:transform="rotate (1.5707963267949) translate (7.253cm 20.92cm)">
          <draw:text-box>
            <text:p text:style-name="P9"><text:span text:style-name="T5">V1.5 <text:s text:c="2"/>©</text:span><text:span text:style-name="T6"> Nicolas Marchildon 2012</text:span></text:p>
          </draw:text-box>
        </draw:frame>
        <draw:frame draw:style-name="gr37" draw:text-style-name="P12" draw:layer="layout" svg:width="3.682cm" svg:height="3.095cm" draw:transform="rotate (1.5707963267949) translate (13.523cm 20.92cm)">
          <draw:text-box>
            <text:p text:style-name="P11"><text:span text:style-name="T5">V1.5 <text:s text:c="2"/>©</text:span><text:span text:style-name="T6"> Nicolas Marchildon 2012</text:span></text:p>
          </draw:text-box>
        </draw:frame>
        <draw:frame draw:style-name="gr37" draw:text-style-name="P10" draw:layer="layout" svg:width="3.682cm" svg:height="3.095cm" draw:transform="rotate (1.5707963267949) translate (19.954cm 20.92cm)">
          <draw:text-box>
            <text:p text:style-name="P9"><text:span text:style-name="T5">V1.5 <text:s text:c="2"/>©</text:span><text:span text:style-name="T6"> Nicolas Marchildon 2012</text:span></text:p>
          </draw:text-box>
        </draw:frame>
        <draw:frame draw:style-name="gr37" draw:text-style-name="P10" draw:layer="layout" svg:width="3.682cm" svg:height="3.095cm" draw:transform="rotate (1.5707963267949) translate (7.253cm 30.32cm)">
          <draw:text-box>
            <text:p text:style-name="P9"><text:span text:style-name="T5">V1.5 <text:s text:c="2"/>©</text:span><text:span text:style-name="T6"> Nicolas Marchildon 2012</text:span></text:p>
          </draw:text-box>
        </draw:frame>
        <draw:frame draw:style-name="gr37" draw:text-style-name="P10" draw:layer="layout" svg:width="3.682cm" svg:height="3.095cm" draw:transform="rotate (1.5707963267949) translate (13.523cm 30.32cm)">
          <draw:text-box>
            <text:p text:style-name="P9"><text:span text:style-name="T5">V1.5 <text:s text:c="2"/>©</text:span><text:span text:style-name="T6"> Nicolas Marchildon 2012</text:span></text:p>
          </draw:text-box>
        </draw:frame>
        <draw:frame draw:style-name="gr37" draw:text-style-name="P10" draw:layer="layout" svg:width="3.682cm" svg:height="3.095cm" draw:transform="rotate (1.5707963267949) translate (19.954cm 30.32cm)">
          <draw:text-box>
            <text:p text:style-name="P9"><text:span text:style-name="T5">V1.5 <text:s text:c="2"/>©</text:span><text:span text:style-name="T6"> Nicolas Marchildon 2012</text:span></text:p>
          </draw:text-box>
        </draw:frame>
      </draw:page>
      <draw:page draw:name="page2" draw:style-name="dp1" draw:master-page-name="Standard">
        <draw:custom-shape draw:style-name="gr2" draw:text-style-name="P13" draw:layer="layout" svg:width="2.9cm" svg:height="2.9cm" svg:x="2.291cm" svg:y="5.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13" draw:layer="layout" svg:x1="7.575cm" svg:y1="1cm" svg:x2="7.575cm" svg:y2="30.5cm">
          <text:p/>
        </draw:line>
        <draw:line draw:style-name="gr6" draw:text-style-name="P13" draw:layer="layout" svg:x1="20.79cm" svg:y1="11.425cm" svg:x2="1.191cm" svg:y2="11.425cm">
          <text:p/>
        </draw:line>
        <draw:line draw:style-name="gr6" draw:text-style-name="P13" draw:layer="layout" svg:x1="1.191cm" svg:y1="1cm" svg:x2="1.191cm" svg:y2="30.5cm">
          <text:p/>
        </draw:line>
        <draw:line draw:style-name="gr6" draw:text-style-name="P13" draw:layer="layout" svg:x1="20.781cm" svg:y1="2cm" svg:x2="1.182cm" svg:y2="2cm">
          <text:p/>
        </draw:line>
        <draw:line draw:style-name="gr6" draw:text-style-name="P13" draw:layer="layout" svg:x1="13.95cm" svg:y1="1cm" svg:x2="13.95cm" svg:y2="30.375cm">
          <text:p/>
        </draw:line>
        <draw:line draw:style-name="gr6" draw:text-style-name="P13" draw:layer="layout" svg:x1="20.334cm" svg:y1="1cm" svg:x2="20.334cm" svg:y2="30.5cm">
          <text:p/>
        </draw:line>
        <draw:line draw:style-name="gr6" draw:text-style-name="P13" draw:layer="layout" svg:x1="20.79cm" svg:y1="20.826cm" svg:x2="1.191cm" svg:y2="20.826cm">
          <text:p/>
        </draw:line>
        <draw:g>
          <draw:line draw:style-name="gr10" draw:text-style-name="P13" draw:layer="layout" svg:x1="1.546cm" svg:y1="3.263cm" svg:x2="2.796cm" svg:y2="3.263cm">
            <text:p/>
          </draw:line>
          <draw:custom-shape draw:style-name="gr38" draw:text-style-name="P14" draw:layer="layout" svg:width="0.25cm" svg:height="0.25cm" svg:x="1.629cm" svg:y="3.129cm">
            <text:p text:style-name="P13"><text:span text:style-name="T7">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5" draw:layer="layout" svg:width="1.395cm" svg:height="0.569cm" svg:x="1.476cm" svg:y="2.682cm">
            <draw:text-box>
              <text:p><text:span text:style-name="T1">Acidité</text:span></text:p>
            </draw:text-box>
          </draw:frame>
          <draw:line draw:style-name="gr10" draw:text-style-name="P13" draw:layer="layout" svg:x1="1.546cm" svg:y1="4.008cm" svg:x2="2.796cm" svg:y2="4.008cm">
            <text:p/>
          </draw:line>
          <draw:frame draw:style-name="gr39" draw:text-style-name="P15" draw:layer="layout" svg:width="1.213cm" svg:height="0.569cm" svg:x="1.542cm" svg:y="3.43cm">
            <draw:text-box>
              <text:p><text:span text:style-name="T1">Sucre</text:span></text:p>
            </draw:text-box>
          </draw:frame>
          <draw:frame draw:style-name="gr40" draw:text-style-name="P16" draw:layer="layout" svg:width="1.306cm" svg:height="0.569cm" svg:x="1.631cm" svg:y="2.141cm">
            <draw:text-box>
              <text:p><text:span text:style-name="T8">Alcool</text:span></text:p>
            </draw:text-box>
          </draw:frame>
          <draw:line draw:style-name="gr4" draw:text-style-name="P13" draw:layer="layout" svg:x1="1.814cm" svg:y1="2.622cm" svg:x2="2.881cm" svg:y2="2.622cm">
            <text:p/>
          </draw:line>
          <draw:frame draw:style-name="gr39" draw:text-style-name="P17" draw:layer="layout" svg:width="0.743cm" svg:height="0.569cm" svg:x="1.256cm" svg:y="2.176cm">
            <draw:text-box>
              <text:p><text:span text:style-name="T1">%</text:span></text:p>
            </draw:text-box>
          </draw:frame>
          <draw:custom-shape draw:style-name="gr38" draw:text-style-name="P14" draw:layer="layout" svg:width="0.25cm" svg:height="0.25cm" svg:x="2.052cm" svg:y="3.129cm">
            <text:p text:style-name="P13"><text:span text:style-name="T7">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4" draw:layer="layout" svg:width="0.25cm" svg:height="0.25cm" svg:x="2.471cm" svg:y="3.129cm">
            <text:p text:style-name="P13"><text:span text:style-name="T7">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4" draw:layer="layout" svg:width="0.25cm" svg:height="0.25cm" svg:x="1.629cm" svg:y="3.873cm">
            <text:p text:style-name="P13"><text:span text:style-name="T7">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4" draw:layer="layout" svg:width="0.25cm" svg:height="0.25cm" svg:x="2.052cm" svg:y="3.873cm">
            <text:p text:style-name="P13"><text:span text:style-name="T7">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4" draw:layer="layout" svg:width="0.25cm" svg:height="0.25cm" svg:x="2.471cm" svg:y="3.873cm">
            <text:p text:style-name="P13"><text:span text:style-name="T7">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10" draw:text-style-name="P13" draw:layer="layout" svg:x1="7.796cm" svg:y1="3.39cm" svg:x2="9.046cm" svg:y2="3.39cm">
            <text:p/>
          </draw:line>
          <draw:custom-shape draw:style-name="gr38" draw:text-style-name="P14" draw:layer="layout" svg:width="0.25cm" svg:height="0.25cm" svg:x="7.879cm" svg:y="3.256cm">
            <text:p text:style-name="P13"><text:span text:style-name="T7">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5" draw:layer="layout" svg:width="1.395cm" svg:height="0.569cm" svg:x="7.726cm" svg:y="2.809cm">
            <draw:text-box>
              <text:p><text:span text:style-name="T1">Acidité</text:span></text:p>
            </draw:text-box>
          </draw:frame>
          <draw:line draw:style-name="gr10" draw:text-style-name="P13" draw:layer="layout" svg:x1="7.796cm" svg:y1="4.135cm" svg:x2="9.046cm" svg:y2="4.135cm">
            <text:p/>
          </draw:line>
          <draw:frame draw:style-name="gr39" draw:text-style-name="P15" draw:layer="layout" svg:width="1.213cm" svg:height="0.569cm" svg:x="7.792cm" svg:y="3.557cm">
            <draw:text-box>
              <text:p><text:span text:style-name="T1">Sucre</text:span></text:p>
            </draw:text-box>
          </draw:frame>
          <draw:frame draw:style-name="gr40" draw:text-style-name="P16" draw:layer="layout" svg:width="1.306cm" svg:height="0.569cm" svg:x="7.881cm" svg:y="2.268cm">
            <draw:text-box>
              <text:p><text:span text:style-name="T8">Alcool</text:span></text:p>
            </draw:text-box>
          </draw:frame>
          <draw:line draw:style-name="gr4" draw:text-style-name="P13" draw:layer="layout" svg:x1="8.064cm" svg:y1="2.749cm" svg:x2="9.131cm" svg:y2="2.749cm">
            <text:p/>
          </draw:line>
          <draw:frame draw:style-name="gr39" draw:text-style-name="P17" draw:layer="layout" svg:width="0.743cm" svg:height="0.569cm" svg:x="7.506cm" svg:y="2.303cm">
            <draw:text-box>
              <text:p><text:span text:style-name="T1">%</text:span></text:p>
            </draw:text-box>
          </draw:frame>
          <draw:custom-shape draw:style-name="gr38" draw:text-style-name="P14" draw:layer="layout" svg:width="0.25cm" svg:height="0.25cm" svg:x="8.302cm" svg:y="3.256cm">
            <text:p text:style-name="P13"><text:span text:style-name="T7">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4" draw:layer="layout" svg:width="0.25cm" svg:height="0.25cm" svg:x="8.721cm" svg:y="3.256cm">
            <text:p text:style-name="P13"><text:span text:style-name="T7">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4" draw:layer="layout" svg:width="0.25cm" svg:height="0.25cm" svg:x="7.879cm" svg:y="4cm">
            <text:p text:style-name="P13"><text:span text:style-name="T7">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4" draw:layer="layout" svg:width="0.25cm" svg:height="0.25cm" svg:x="8.302cm" svg:y="4cm">
            <text:p text:style-name="P13"><text:span text:style-name="T7">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4" draw:layer="layout" svg:width="0.25cm" svg:height="0.25cm" svg:x="8.721cm" svg:y="4cm">
            <text:p text:style-name="P13"><text:span text:style-name="T7">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10" draw:text-style-name="P13" draw:layer="layout" svg:x1="14.171cm" svg:y1="3.39cm" svg:x2="15.421cm" svg:y2="3.39cm">
            <text:p/>
          </draw:line>
          <draw:custom-shape draw:style-name="gr38" draw:text-style-name="P14" draw:layer="layout" svg:width="0.25cm" svg:height="0.25cm" svg:x="14.254cm" svg:y="3.256cm">
            <text:p text:style-name="P13"><text:span text:style-name="T7">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5" draw:layer="layout" svg:width="1.395cm" svg:height="0.569cm" svg:x="14.101cm" svg:y="2.809cm">
            <draw:text-box>
              <text:p><text:span text:style-name="T1">Acidité</text:span></text:p>
            </draw:text-box>
          </draw:frame>
          <draw:line draw:style-name="gr10" draw:text-style-name="P13" draw:layer="layout" svg:x1="14.171cm" svg:y1="4.135cm" svg:x2="15.421cm" svg:y2="4.135cm">
            <text:p/>
          </draw:line>
          <draw:frame draw:style-name="gr39" draw:text-style-name="P15" draw:layer="layout" svg:width="1.213cm" svg:height="0.569cm" svg:x="14.167cm" svg:y="3.557cm">
            <draw:text-box>
              <text:p><text:span text:style-name="T1">Sucre</text:span></text:p>
            </draw:text-box>
          </draw:frame>
          <draw:frame draw:style-name="gr40" draw:text-style-name="P16" draw:layer="layout" svg:width="1.306cm" svg:height="0.569cm" svg:x="14.256cm" svg:y="2.268cm">
            <draw:text-box>
              <text:p><text:span text:style-name="T8">Alcool</text:span></text:p>
            </draw:text-box>
          </draw:frame>
          <draw:line draw:style-name="gr4" draw:text-style-name="P13" draw:layer="layout" svg:x1="14.439cm" svg:y1="2.749cm" svg:x2="15.506cm" svg:y2="2.749cm">
            <text:p/>
          </draw:line>
          <draw:frame draw:style-name="gr39" draw:text-style-name="P17" draw:layer="layout" svg:width="0.743cm" svg:height="0.569cm" svg:x="13.881cm" svg:y="2.303cm">
            <draw:text-box>
              <text:p><text:span text:style-name="T1">%</text:span></text:p>
            </draw:text-box>
          </draw:frame>
          <draw:custom-shape draw:style-name="gr38" draw:text-style-name="P14" draw:layer="layout" svg:width="0.25cm" svg:height="0.25cm" svg:x="14.677cm" svg:y="3.256cm">
            <text:p text:style-name="P13"><text:span text:style-name="T7">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4" draw:layer="layout" svg:width="0.25cm" svg:height="0.25cm" svg:x="15.096cm" svg:y="3.256cm">
            <text:p text:style-name="P13"><text:span text:style-name="T7">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4" draw:layer="layout" svg:width="0.25cm" svg:height="0.25cm" svg:x="14.254cm" svg:y="4cm">
            <text:p text:style-name="P13"><text:span text:style-name="T7">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4" draw:layer="layout" svg:width="0.25cm" svg:height="0.25cm" svg:x="14.677cm" svg:y="4cm">
            <text:p text:style-name="P13"><text:span text:style-name="T7">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4" draw:layer="layout" svg:width="0.25cm" svg:height="0.25cm" svg:x="15.096cm" svg:y="4cm">
            <text:p text:style-name="P13"><text:span text:style-name="T7">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10" draw:text-style-name="P13" draw:layer="layout" svg:x1="1.49cm" svg:y1="12.638cm" svg:x2="2.74cm" svg:y2="12.638cm">
            <text:p/>
          </draw:line>
          <draw:custom-shape draw:style-name="gr38" draw:text-style-name="P14" draw:layer="layout" svg:width="0.25cm" svg:height="0.25cm" svg:x="1.573cm" svg:y="12.504cm">
            <text:p text:style-name="P13"><text:span text:style-name="T7">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5" draw:layer="layout" svg:width="1.395cm" svg:height="0.569cm" svg:x="1.42cm" svg:y="12.057cm">
            <draw:text-box>
              <text:p><text:span text:style-name="T1">Acidité</text:span></text:p>
            </draw:text-box>
          </draw:frame>
          <draw:line draw:style-name="gr10" draw:text-style-name="P13" draw:layer="layout" svg:x1="1.49cm" svg:y1="13.383cm" svg:x2="2.74cm" svg:y2="13.383cm">
            <text:p/>
          </draw:line>
          <draw:frame draw:style-name="gr39" draw:text-style-name="P15" draw:layer="layout" svg:width="1.213cm" svg:height="0.569cm" svg:x="1.486cm" svg:y="12.805cm">
            <draw:text-box>
              <text:p><text:span text:style-name="T1">Sucre</text:span></text:p>
            </draw:text-box>
          </draw:frame>
          <draw:frame draw:style-name="gr40" draw:text-style-name="P16" draw:layer="layout" svg:width="1.306cm" svg:height="0.569cm" svg:x="1.575cm" svg:y="11.516cm">
            <draw:text-box>
              <text:p><text:span text:style-name="T8">Alcool</text:span></text:p>
            </draw:text-box>
          </draw:frame>
          <draw:line draw:style-name="gr4" draw:text-style-name="P13" draw:layer="layout" svg:x1="1.758cm" svg:y1="11.997cm" svg:x2="2.825cm" svg:y2="11.997cm">
            <text:p/>
          </draw:line>
          <draw:frame draw:style-name="gr39" draw:text-style-name="P17" draw:layer="layout" svg:width="0.743cm" svg:height="0.569cm" svg:x="1.2cm" svg:y="11.551cm">
            <draw:text-box>
              <text:p><text:span text:style-name="T1">%</text:span></text:p>
            </draw:text-box>
          </draw:frame>
          <draw:custom-shape draw:style-name="gr38" draw:text-style-name="P14" draw:layer="layout" svg:width="0.25cm" svg:height="0.25cm" svg:x="1.996cm" svg:y="12.504cm">
            <text:p text:style-name="P13"><text:span text:style-name="T7">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4" draw:layer="layout" svg:width="0.25cm" svg:height="0.25cm" svg:x="2.415cm" svg:y="12.504cm">
            <text:p text:style-name="P13"><text:span text:style-name="T7">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4" draw:layer="layout" svg:width="0.25cm" svg:height="0.25cm" svg:x="1.573cm" svg:y="13.248cm">
            <text:p text:style-name="P13"><text:span text:style-name="T7">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4" draw:layer="layout" svg:width="0.25cm" svg:height="0.25cm" svg:x="1.996cm" svg:y="13.248cm">
            <text:p text:style-name="P13"><text:span text:style-name="T7">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4" draw:layer="layout" svg:width="0.25cm" svg:height="0.25cm" svg:x="2.415cm" svg:y="13.248cm">
            <text:p text:style-name="P13"><text:span text:style-name="T7">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10" draw:text-style-name="P13" draw:layer="layout" svg:x1="7.74cm" svg:y1="12.765cm" svg:x2="8.99cm" svg:y2="12.765cm">
            <text:p/>
          </draw:line>
          <draw:custom-shape draw:style-name="gr38" draw:text-style-name="P14" draw:layer="layout" svg:width="0.25cm" svg:height="0.25cm" svg:x="7.823cm" svg:y="12.631cm">
            <text:p text:style-name="P13"><text:span text:style-name="T7">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5" draw:layer="layout" svg:width="1.395cm" svg:height="0.569cm" svg:x="7.67cm" svg:y="12.184cm">
            <draw:text-box>
              <text:p><text:span text:style-name="T1">Acidité</text:span></text:p>
            </draw:text-box>
          </draw:frame>
          <draw:line draw:style-name="gr10" draw:text-style-name="P13" draw:layer="layout" svg:x1="7.74cm" svg:y1="13.51cm" svg:x2="8.99cm" svg:y2="13.51cm">
            <text:p/>
          </draw:line>
          <draw:frame draw:style-name="gr39" draw:text-style-name="P15" draw:layer="layout" svg:width="1.213cm" svg:height="0.569cm" svg:x="7.736cm" svg:y="12.932cm">
            <draw:text-box>
              <text:p><text:span text:style-name="T1">Sucre</text:span></text:p>
            </draw:text-box>
          </draw:frame>
          <draw:frame draw:style-name="gr40" draw:text-style-name="P16" draw:layer="layout" svg:width="1.306cm" svg:height="0.569cm" svg:x="7.825cm" svg:y="11.643cm">
            <draw:text-box>
              <text:p><text:span text:style-name="T8">Alcool</text:span></text:p>
            </draw:text-box>
          </draw:frame>
          <draw:line draw:style-name="gr4" draw:text-style-name="P13" draw:layer="layout" svg:x1="8.008cm" svg:y1="12.124cm" svg:x2="9.075cm" svg:y2="12.124cm">
            <text:p/>
          </draw:line>
          <draw:frame draw:style-name="gr39" draw:text-style-name="P17" draw:layer="layout" svg:width="0.743cm" svg:height="0.569cm" svg:x="7.45cm" svg:y="11.678cm">
            <draw:text-box>
              <text:p><text:span text:style-name="T1">%</text:span></text:p>
            </draw:text-box>
          </draw:frame>
          <draw:custom-shape draw:style-name="gr38" draw:text-style-name="P14" draw:layer="layout" svg:width="0.25cm" svg:height="0.25cm" svg:x="8.246cm" svg:y="12.631cm">
            <text:p text:style-name="P13"><text:span text:style-name="T7">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4" draw:layer="layout" svg:width="0.25cm" svg:height="0.25cm" svg:x="8.665cm" svg:y="12.631cm">
            <text:p text:style-name="P13"><text:span text:style-name="T7">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4" draw:layer="layout" svg:width="0.25cm" svg:height="0.25cm" svg:x="7.823cm" svg:y="13.375cm">
            <text:p text:style-name="P13"><text:span text:style-name="T7">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4" draw:layer="layout" svg:width="0.25cm" svg:height="0.25cm" svg:x="8.246cm" svg:y="13.375cm">
            <text:p text:style-name="P13"><text:span text:style-name="T7">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4" draw:layer="layout" svg:width="0.25cm" svg:height="0.25cm" svg:x="8.665cm" svg:y="13.375cm">
            <text:p text:style-name="P13"><text:span text:style-name="T7">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10" draw:text-style-name="P13" draw:layer="layout" svg:x1="14.115cm" svg:y1="12.765cm" svg:x2="15.365cm" svg:y2="12.765cm">
            <text:p/>
          </draw:line>
          <draw:custom-shape draw:style-name="gr38" draw:text-style-name="P14" draw:layer="layout" svg:width="0.25cm" svg:height="0.25cm" svg:x="14.198cm" svg:y="12.631cm">
            <text:p text:style-name="P13"><text:span text:style-name="T7">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5" draw:layer="layout" svg:width="1.395cm" svg:height="0.569cm" svg:x="14.045cm" svg:y="12.184cm">
            <draw:text-box>
              <text:p><text:span text:style-name="T1">Acidité</text:span></text:p>
            </draw:text-box>
          </draw:frame>
          <draw:line draw:style-name="gr10" draw:text-style-name="P13" draw:layer="layout" svg:x1="14.115cm" svg:y1="13.51cm" svg:x2="15.365cm" svg:y2="13.51cm">
            <text:p/>
          </draw:line>
          <draw:frame draw:style-name="gr39" draw:text-style-name="P15" draw:layer="layout" svg:width="1.213cm" svg:height="0.569cm" svg:x="14.111cm" svg:y="12.932cm">
            <draw:text-box>
              <text:p><text:span text:style-name="T1">Sucre</text:span></text:p>
            </draw:text-box>
          </draw:frame>
          <draw:frame draw:style-name="gr40" draw:text-style-name="P16" draw:layer="layout" svg:width="1.306cm" svg:height="0.569cm" svg:x="14.2cm" svg:y="11.643cm">
            <draw:text-box>
              <text:p><text:span text:style-name="T8">Alcool</text:span></text:p>
            </draw:text-box>
          </draw:frame>
          <draw:line draw:style-name="gr4" draw:text-style-name="P13" draw:layer="layout" svg:x1="14.383cm" svg:y1="12.124cm" svg:x2="15.45cm" svg:y2="12.124cm">
            <text:p/>
          </draw:line>
          <draw:frame draw:style-name="gr39" draw:text-style-name="P17" draw:layer="layout" svg:width="0.743cm" svg:height="0.569cm" svg:x="13.825cm" svg:y="11.678cm">
            <draw:text-box>
              <text:p><text:span text:style-name="T1">%</text:span></text:p>
            </draw:text-box>
          </draw:frame>
          <draw:custom-shape draw:style-name="gr38" draw:text-style-name="P14" draw:layer="layout" svg:width="0.25cm" svg:height="0.25cm" svg:x="14.621cm" svg:y="12.631cm">
            <text:p text:style-name="P13"><text:span text:style-name="T7">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4" draw:layer="layout" svg:width="0.25cm" svg:height="0.25cm" svg:x="15.04cm" svg:y="12.631cm">
            <text:p text:style-name="P13"><text:span text:style-name="T7">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4" draw:layer="layout" svg:width="0.25cm" svg:height="0.25cm" svg:x="14.198cm" svg:y="13.375cm">
            <text:p text:style-name="P13"><text:span text:style-name="T7">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4" draw:layer="layout" svg:width="0.25cm" svg:height="0.25cm" svg:x="14.621cm" svg:y="13.375cm">
            <text:p text:style-name="P13"><text:span text:style-name="T7">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4" draw:layer="layout" svg:width="0.25cm" svg:height="0.25cm" svg:x="15.04cm" svg:y="13.375cm">
            <text:p text:style-name="P13"><text:span text:style-name="T7">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13" draw:layer="layout" svg:x1="20.79cm" svg:y1="30.226cm" svg:x2="1.191cm" svg:y2="30.226cm">
          <text:p/>
        </draw:line>
        <draw:g>
          <draw:line draw:style-name="gr10" draw:text-style-name="P13" draw:layer="layout" svg:x1="1.49cm" svg:y1="22.038cm" svg:x2="2.74cm" svg:y2="22.038cm">
            <text:p/>
          </draw:line>
          <draw:custom-shape draw:style-name="gr38" draw:text-style-name="P14" draw:layer="layout" svg:width="0.25cm" svg:height="0.25cm" svg:x="1.573cm" svg:y="21.904cm">
            <text:p text:style-name="P13"><text:span text:style-name="T7">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5" draw:layer="layout" svg:width="1.395cm" svg:height="0.569cm" svg:x="1.42cm" svg:y="21.457cm">
            <draw:text-box>
              <text:p><text:span text:style-name="T1">Acidité</text:span></text:p>
            </draw:text-box>
          </draw:frame>
          <draw:line draw:style-name="gr10" draw:text-style-name="P13" draw:layer="layout" svg:x1="1.49cm" svg:y1="22.783cm" svg:x2="2.74cm" svg:y2="22.783cm">
            <text:p/>
          </draw:line>
          <draw:frame draw:style-name="gr39" draw:text-style-name="P15" draw:layer="layout" svg:width="1.213cm" svg:height="0.569cm" svg:x="1.486cm" svg:y="22.205cm">
            <draw:text-box>
              <text:p><text:span text:style-name="T1">Sucre</text:span></text:p>
            </draw:text-box>
          </draw:frame>
          <draw:frame draw:style-name="gr40" draw:text-style-name="P16" draw:layer="layout" svg:width="1.306cm" svg:height="0.569cm" svg:x="1.575cm" svg:y="20.916cm">
            <draw:text-box>
              <text:p><text:span text:style-name="T8">Alcool</text:span></text:p>
            </draw:text-box>
          </draw:frame>
          <draw:line draw:style-name="gr4" draw:text-style-name="P13" draw:layer="layout" svg:x1="1.758cm" svg:y1="21.397cm" svg:x2="2.825cm" svg:y2="21.397cm">
            <text:p/>
          </draw:line>
          <draw:frame draw:style-name="gr39" draw:text-style-name="P17" draw:layer="layout" svg:width="0.743cm" svg:height="0.569cm" svg:x="1.2cm" svg:y="20.951cm">
            <draw:text-box>
              <text:p><text:span text:style-name="T1">%</text:span></text:p>
            </draw:text-box>
          </draw:frame>
          <draw:custom-shape draw:style-name="gr38" draw:text-style-name="P14" draw:layer="layout" svg:width="0.25cm" svg:height="0.25cm" svg:x="1.996cm" svg:y="21.904cm">
            <text:p text:style-name="P13"><text:span text:style-name="T7">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4" draw:layer="layout" svg:width="0.25cm" svg:height="0.25cm" svg:x="2.415cm" svg:y="21.904cm">
            <text:p text:style-name="P13"><text:span text:style-name="T7">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4" draw:layer="layout" svg:width="0.25cm" svg:height="0.25cm" svg:x="1.573cm" svg:y="22.648cm">
            <text:p text:style-name="P13"><text:span text:style-name="T7">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4" draw:layer="layout" svg:width="0.25cm" svg:height="0.25cm" svg:x="1.996cm" svg:y="22.648cm">
            <text:p text:style-name="P13"><text:span text:style-name="T7">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4" draw:layer="layout" svg:width="0.25cm" svg:height="0.25cm" svg:x="2.415cm" svg:y="22.648cm">
            <text:p text:style-name="P13"><text:span text:style-name="T7">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10" draw:text-style-name="P13" draw:layer="layout" svg:x1="7.74cm" svg:y1="22.165cm" svg:x2="8.99cm" svg:y2="22.165cm">
            <text:p/>
          </draw:line>
          <draw:custom-shape draw:style-name="gr38" draw:text-style-name="P14" draw:layer="layout" svg:width="0.25cm" svg:height="0.25cm" svg:x="7.823cm" svg:y="22.031cm">
            <text:p text:style-name="P13"><text:span text:style-name="T7">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5" draw:layer="layout" svg:width="1.395cm" svg:height="0.569cm" svg:x="7.67cm" svg:y="21.584cm">
            <draw:text-box>
              <text:p><text:span text:style-name="T1">Acidité</text:span></text:p>
            </draw:text-box>
          </draw:frame>
          <draw:line draw:style-name="gr10" draw:text-style-name="P13" draw:layer="layout" svg:x1="7.74cm" svg:y1="22.91cm" svg:x2="8.99cm" svg:y2="22.91cm">
            <text:p/>
          </draw:line>
          <draw:frame draw:style-name="gr39" draw:text-style-name="P15" draw:layer="layout" svg:width="1.213cm" svg:height="0.569cm" svg:x="7.736cm" svg:y="22.332cm">
            <draw:text-box>
              <text:p><text:span text:style-name="T1">Sucre</text:span></text:p>
            </draw:text-box>
          </draw:frame>
          <draw:frame draw:style-name="gr40" draw:text-style-name="P16" draw:layer="layout" svg:width="1.306cm" svg:height="0.569cm" svg:x="7.825cm" svg:y="21.043cm">
            <draw:text-box>
              <text:p><text:span text:style-name="T8">Alcool</text:span></text:p>
            </draw:text-box>
          </draw:frame>
          <draw:line draw:style-name="gr4" draw:text-style-name="P13" draw:layer="layout" svg:x1="8.008cm" svg:y1="21.524cm" svg:x2="9.075cm" svg:y2="21.524cm">
            <text:p/>
          </draw:line>
          <draw:frame draw:style-name="gr39" draw:text-style-name="P17" draw:layer="layout" svg:width="0.743cm" svg:height="0.569cm" svg:x="7.45cm" svg:y="21.078cm">
            <draw:text-box>
              <text:p><text:span text:style-name="T1">%</text:span></text:p>
            </draw:text-box>
          </draw:frame>
          <draw:custom-shape draw:style-name="gr38" draw:text-style-name="P14" draw:layer="layout" svg:width="0.25cm" svg:height="0.25cm" svg:x="8.246cm" svg:y="22.031cm">
            <text:p text:style-name="P13"><text:span text:style-name="T7">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4" draw:layer="layout" svg:width="0.25cm" svg:height="0.25cm" svg:x="8.665cm" svg:y="22.031cm">
            <text:p text:style-name="P13"><text:span text:style-name="T7">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4" draw:layer="layout" svg:width="0.25cm" svg:height="0.25cm" svg:x="7.823cm" svg:y="22.775cm">
            <text:p text:style-name="P13"><text:span text:style-name="T7">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4" draw:layer="layout" svg:width="0.25cm" svg:height="0.25cm" svg:x="8.246cm" svg:y="22.775cm">
            <text:p text:style-name="P13"><text:span text:style-name="T7">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4" draw:layer="layout" svg:width="0.25cm" svg:height="0.25cm" svg:x="8.665cm" svg:y="22.775cm">
            <text:p text:style-name="P13"><text:span text:style-name="T7">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10" draw:text-style-name="P13" draw:layer="layout" svg:x1="14.115cm" svg:y1="22.165cm" svg:x2="15.365cm" svg:y2="22.165cm">
            <text:p/>
          </draw:line>
          <draw:custom-shape draw:style-name="gr38" draw:text-style-name="P14" draw:layer="layout" svg:width="0.25cm" svg:height="0.25cm" svg:x="14.198cm" svg:y="22.031cm">
            <text:p text:style-name="P13"><text:span text:style-name="T7">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5" draw:layer="layout" svg:width="1.395cm" svg:height="0.569cm" svg:x="14.045cm" svg:y="21.584cm">
            <draw:text-box>
              <text:p><text:span text:style-name="T1">Acidité</text:span></text:p>
            </draw:text-box>
          </draw:frame>
          <draw:line draw:style-name="gr10" draw:text-style-name="P13" draw:layer="layout" svg:x1="14.115cm" svg:y1="22.91cm" svg:x2="15.365cm" svg:y2="22.91cm">
            <text:p/>
          </draw:line>
          <draw:frame draw:style-name="gr39" draw:text-style-name="P15" draw:layer="layout" svg:width="1.213cm" svg:height="0.569cm" svg:x="14.111cm" svg:y="22.332cm">
            <draw:text-box>
              <text:p><text:span text:style-name="T1">Sucre</text:span></text:p>
            </draw:text-box>
          </draw:frame>
          <draw:frame draw:style-name="gr40" draw:text-style-name="P16" draw:layer="layout" svg:width="1.306cm" svg:height="0.569cm" svg:x="14.2cm" svg:y="21.043cm">
            <draw:text-box>
              <text:p><text:span text:style-name="T8">Alcool</text:span></text:p>
            </draw:text-box>
          </draw:frame>
          <draw:line draw:style-name="gr4" draw:text-style-name="P13" draw:layer="layout" svg:x1="14.383cm" svg:y1="21.524cm" svg:x2="15.45cm" svg:y2="21.524cm">
            <text:p/>
          </draw:line>
          <draw:frame draw:style-name="gr39" draw:text-style-name="P17" draw:layer="layout" svg:width="0.743cm" svg:height="0.569cm" svg:x="13.825cm" svg:y="21.078cm">
            <draw:text-box>
              <text:p><text:span text:style-name="T1">%</text:span></text:p>
            </draw:text-box>
          </draw:frame>
          <draw:custom-shape draw:style-name="gr38" draw:text-style-name="P14" draw:layer="layout" svg:width="0.25cm" svg:height="0.25cm" svg:x="14.621cm" svg:y="22.031cm">
            <text:p text:style-name="P13"><text:span text:style-name="T7">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4" draw:layer="layout" svg:width="0.25cm" svg:height="0.25cm" svg:x="15.04cm" svg:y="22.031cm">
            <text:p text:style-name="P13"><text:span text:style-name="T7">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4" draw:layer="layout" svg:width="0.25cm" svg:height="0.25cm" svg:x="14.198cm" svg:y="22.775cm">
            <text:p text:style-name="P13"><text:span text:style-name="T7">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4" draw:layer="layout" svg:width="0.25cm" svg:height="0.25cm" svg:x="14.621cm" svg:y="22.775cm">
            <text:p text:style-name="P13"><text:span text:style-name="T7">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4" draw:layer="layout" svg:width="0.25cm" svg:height="0.25cm" svg:x="15.04cm" svg:y="22.775cm">
            <text:p text:style-name="P13"><text:span text:style-name="T7">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 draw:text-style-name="P13" draw:layer="layout" svg:width="0.503cm" svg:height="0.503cm" svg:x="1.394cm" svg:y="27.94cm">
          <draw:image xlink:href="Pictures/20000025000011A4000011A4A54DFA33.svm" xlink:type="simple" xlink:show="embed" xlink:actuate="onLoad">
            <text:p/>
          </draw:image>
        </draw:frame>
        <draw:line draw:style-name="gr4" draw:text-style-name="P13" draw:layer="layout" svg:x1="2.269cm" svg:y1="27.773cm" svg:x2="7.269cm" svg:y2="27.773cm">
          <text:p/>
        </draw:line>
        <draw:frame draw:style-name="gr1" draw:text-style-name="P13" draw:layer="layout" svg:width="0.698cm" svg:height="0.477cm" svg:x="1.429cm" svg:y="26.521cm">
          <draw:image xlink:href="Pictures/2000002400004D3F00003505504B5CF9.svm" xlink:type="simple" xlink:show="embed" xlink:actuate="onLoad">
            <text:p/>
          </draw:image>
        </draw:frame>
        <draw:line draw:style-name="gr4" draw:text-style-name="P13" draw:layer="layout" svg:x1="2.269cm" svg:y1="27.023cm" svg:x2="7.269cm" svg:y2="27.023cm">
          <text:p/>
        </draw:line>
        <draw:frame draw:style-name="gr1" draw:text-style-name="P13" draw:layer="layout" svg:width="0.503cm" svg:height="0.503cm" svg:x="7.644cm" svg:y="28.067cm">
          <draw:image xlink:href="Pictures/20000025000011A4000011A4A54DFA33.svm" xlink:type="simple" xlink:show="embed" xlink:actuate="onLoad">
            <text:p/>
          </draw:image>
        </draw:frame>
        <draw:line draw:style-name="gr4" draw:text-style-name="P13" draw:layer="layout" svg:x1="8.519cm" svg:y1="27.9cm" svg:x2="13.519cm" svg:y2="27.9cm">
          <text:p/>
        </draw:line>
        <draw:frame draw:style-name="gr1" draw:text-style-name="P13" draw:layer="layout" svg:width="0.698cm" svg:height="0.477cm" svg:x="7.679cm" svg:y="26.648cm">
          <draw:image xlink:href="Pictures/2000002400004D3F00003505504B5CF9.svm" xlink:type="simple" xlink:show="embed" xlink:actuate="onLoad">
            <text:p/>
          </draw:image>
        </draw:frame>
        <draw:line draw:style-name="gr4" draw:text-style-name="P13" draw:layer="layout" svg:x1="8.519cm" svg:y1="27.15cm" svg:x2="13.519cm" svg:y2="27.15cm">
          <text:p/>
        </draw:line>
        <draw:frame draw:style-name="gr1" draw:text-style-name="P13" draw:layer="layout" svg:width="0.503cm" svg:height="0.503cm" svg:x="14.019cm" svg:y="28.067cm">
          <draw:image xlink:href="Pictures/20000025000011A4000011A4A54DFA33.svm" xlink:type="simple" xlink:show="embed" xlink:actuate="onLoad">
            <text:p/>
          </draw:image>
        </draw:frame>
        <draw:line draw:style-name="gr4" draw:text-style-name="P13" draw:layer="layout" svg:x1="14.894cm" svg:y1="27.9cm" svg:x2="19.894cm" svg:y2="27.9cm">
          <text:p/>
        </draw:line>
        <draw:frame draw:style-name="gr1" draw:text-style-name="P13" draw:layer="layout" svg:width="0.698cm" svg:height="0.477cm" svg:x="14.054cm" svg:y="26.648cm">
          <draw:image xlink:href="Pictures/2000002400004D3F00003505504B5CF9.svm" xlink:type="simple" xlink:show="embed" xlink:actuate="onLoad">
            <text:p/>
          </draw:image>
        </draw:frame>
        <draw:line draw:style-name="gr4" draw:text-style-name="P13" draw:layer="layout" svg:x1="14.894cm" svg:y1="27.15cm" svg:x2="19.894cm" svg:y2="27.15cm">
          <text:p/>
        </draw:line>
        <draw:line draw:style-name="gr4" draw:text-style-name="P13" draw:layer="layout" svg:x1="2.269cm" svg:y1="29.252cm" svg:x2="7.269cm" svg:y2="29.252cm">
          <text:p/>
        </draw:line>
        <draw:line draw:style-name="gr4" draw:text-style-name="P13" draw:layer="layout" svg:x1="2.269cm" svg:y1="28.502cm" svg:x2="7.269cm" svg:y2="28.502cm">
          <text:p/>
        </draw:line>
        <draw:line draw:style-name="gr4" draw:text-style-name="P13" draw:layer="layout" svg:x1="8.519cm" svg:y1="29.379cm" svg:x2="13.519cm" svg:y2="29.379cm">
          <text:p/>
        </draw:line>
        <draw:line draw:style-name="gr4" draw:text-style-name="P13" draw:layer="layout" svg:x1="8.519cm" svg:y1="28.629cm" svg:x2="13.519cm" svg:y2="28.629cm">
          <text:p/>
        </draw:line>
        <draw:line draw:style-name="gr4" draw:text-style-name="P13" draw:layer="layout" svg:x1="14.894cm" svg:y1="29.379cm" svg:x2="19.894cm" svg:y2="29.379cm">
          <text:p/>
        </draw:line>
        <draw:line draw:style-name="gr4" draw:text-style-name="P13" draw:layer="layout" svg:x1="14.894cm" svg:y1="28.629cm" svg:x2="19.894cm" svg:y2="28.629cm">
          <text:p/>
        </draw:line>
        <draw:frame draw:style-name="gr1" draw:text-style-name="P13" draw:layer="layout" svg:width="0.503cm" svg:height="0.503cm" svg:x="1.394cm" svg:y="18.541cm">
          <draw:image xlink:href="Pictures/20000025000011A4000011A4A54DFA33.svm" xlink:type="simple" xlink:show="embed" xlink:actuate="onLoad">
            <text:p/>
          </draw:image>
        </draw:frame>
        <draw:line draw:style-name="gr4" draw:text-style-name="P13" draw:layer="layout" svg:x1="2.269cm" svg:y1="18.374cm" svg:x2="7.269cm" svg:y2="18.374cm">
          <text:p/>
        </draw:line>
        <draw:frame draw:style-name="gr1" draw:text-style-name="P13" draw:layer="layout" svg:width="0.698cm" svg:height="0.477cm" svg:x="1.429cm" svg:y="17.122cm">
          <draw:image xlink:href="Pictures/2000002400004D3F00003505504B5CF9.svm" xlink:type="simple" xlink:show="embed" xlink:actuate="onLoad">
            <text:p/>
          </draw:image>
        </draw:frame>
        <draw:line draw:style-name="gr4" draw:text-style-name="P13" draw:layer="layout" svg:x1="2.269cm" svg:y1="17.624cm" svg:x2="7.269cm" svg:y2="17.624cm">
          <text:p/>
        </draw:line>
        <draw:frame draw:style-name="gr1" draw:text-style-name="P13" draw:layer="layout" svg:width="0.503cm" svg:height="0.503cm" svg:x="7.644cm" svg:y="18.668cm">
          <draw:image xlink:href="Pictures/20000025000011A4000011A4A54DFA33.svm" xlink:type="simple" xlink:show="embed" xlink:actuate="onLoad">
            <text:p/>
          </draw:image>
        </draw:frame>
        <draw:line draw:style-name="gr4" draw:text-style-name="P13" draw:layer="layout" svg:x1="8.519cm" svg:y1="18.501cm" svg:x2="13.519cm" svg:y2="18.501cm">
          <text:p/>
        </draw:line>
        <draw:frame draw:style-name="gr1" draw:text-style-name="P13" draw:layer="layout" svg:width="0.698cm" svg:height="0.477cm" svg:x="7.679cm" svg:y="17.249cm">
          <draw:image xlink:href="Pictures/2000002400004D3F00003505504B5CF9.svm" xlink:type="simple" xlink:show="embed" xlink:actuate="onLoad">
            <text:p/>
          </draw:image>
        </draw:frame>
        <draw:line draw:style-name="gr4" draw:text-style-name="P13" draw:layer="layout" svg:x1="8.519cm" svg:y1="17.751cm" svg:x2="13.519cm" svg:y2="17.751cm">
          <text:p/>
        </draw:line>
        <draw:frame draw:style-name="gr1" draw:text-style-name="P13" draw:layer="layout" svg:width="0.503cm" svg:height="0.503cm" svg:x="14.019cm" svg:y="18.668cm">
          <draw:image xlink:href="Pictures/20000025000011A4000011A4A54DFA33.svm" xlink:type="simple" xlink:show="embed" xlink:actuate="onLoad">
            <text:p/>
          </draw:image>
        </draw:frame>
        <draw:line draw:style-name="gr4" draw:text-style-name="P13" draw:layer="layout" svg:x1="14.894cm" svg:y1="18.501cm" svg:x2="19.894cm" svg:y2="18.501cm">
          <text:p/>
        </draw:line>
        <draw:frame draw:style-name="gr1" draw:text-style-name="P13" draw:layer="layout" svg:width="0.698cm" svg:height="0.477cm" svg:x="14.054cm" svg:y="17.249cm">
          <draw:image xlink:href="Pictures/2000002400004D3F00003505504B5CF9.svm" xlink:type="simple" xlink:show="embed" xlink:actuate="onLoad">
            <text:p/>
          </draw:image>
        </draw:frame>
        <draw:line draw:style-name="gr4" draw:text-style-name="P13" draw:layer="layout" svg:x1="14.894cm" svg:y1="17.751cm" svg:x2="19.894cm" svg:y2="17.751cm">
          <text:p/>
        </draw:line>
        <draw:line draw:style-name="gr4" draw:text-style-name="P13" draw:layer="layout" svg:x1="2.269cm" svg:y1="19.853cm" svg:x2="7.269cm" svg:y2="19.853cm">
          <text:p/>
        </draw:line>
        <draw:line draw:style-name="gr4" draw:text-style-name="P13" draw:layer="layout" svg:x1="2.269cm" svg:y1="19.103cm" svg:x2="7.269cm" svg:y2="19.103cm">
          <text:p/>
        </draw:line>
        <draw:line draw:style-name="gr4" draw:text-style-name="P13" draw:layer="layout" svg:x1="8.519cm" svg:y1="19.98cm" svg:x2="13.519cm" svg:y2="19.98cm">
          <text:p/>
        </draw:line>
        <draw:line draw:style-name="gr4" draw:text-style-name="P13" draw:layer="layout" svg:x1="8.519cm" svg:y1="19.23cm" svg:x2="13.519cm" svg:y2="19.23cm">
          <text:p/>
        </draw:line>
        <draw:line draw:style-name="gr4" draw:text-style-name="P13" draw:layer="layout" svg:x1="14.894cm" svg:y1="19.98cm" svg:x2="19.894cm" svg:y2="19.98cm">
          <text:p/>
        </draw:line>
        <draw:line draw:style-name="gr4" draw:text-style-name="P13" draw:layer="layout" svg:x1="14.894cm" svg:y1="19.23cm" svg:x2="19.894cm" svg:y2="19.23cm">
          <text:p/>
        </draw:line>
        <draw:frame draw:style-name="gr1" draw:text-style-name="P13" draw:layer="layout" svg:width="0.503cm" svg:height="0.503cm" svg:x="1.394cm" svg:y="9.121cm">
          <draw:image xlink:href="Pictures/20000025000011A4000011A4A54DFA33.svm" xlink:type="simple" xlink:show="embed" xlink:actuate="onLoad">
            <text:p/>
          </draw:image>
        </draw:frame>
        <draw:line draw:style-name="gr4" draw:text-style-name="P13" draw:layer="layout" svg:x1="2.269cm" svg:y1="8.954cm" svg:x2="7.269cm" svg:y2="8.954cm">
          <text:p/>
        </draw:line>
        <draw:frame draw:style-name="gr1" draw:text-style-name="P13" draw:layer="layout" svg:width="0.698cm" svg:height="0.477cm" svg:x="1.429cm" svg:y="7.702cm">
          <draw:image xlink:href="Pictures/2000002400004D3F00003505504B5CF9.svm" xlink:type="simple" xlink:show="embed" xlink:actuate="onLoad">
            <text:p/>
          </draw:image>
        </draw:frame>
        <draw:line draw:style-name="gr4" draw:text-style-name="P13" draw:layer="layout" svg:x1="2.269cm" svg:y1="8.204cm" svg:x2="7.269cm" svg:y2="8.204cm">
          <text:p/>
        </draw:line>
        <draw:frame draw:style-name="gr1" draw:text-style-name="P13" draw:layer="layout" svg:width="0.503cm" svg:height="0.503cm" svg:x="7.644cm" svg:y="9.248cm">
          <draw:image xlink:href="Pictures/20000025000011A4000011A4A54DFA33.svm" xlink:type="simple" xlink:show="embed" xlink:actuate="onLoad">
            <text:p/>
          </draw:image>
        </draw:frame>
        <draw:line draw:style-name="gr4" draw:text-style-name="P13" draw:layer="layout" svg:x1="8.519cm" svg:y1="9.081cm" svg:x2="13.519cm" svg:y2="9.081cm">
          <text:p/>
        </draw:line>
        <draw:frame draw:style-name="gr1" draw:text-style-name="P13" draw:layer="layout" svg:width="0.698cm" svg:height="0.477cm" svg:x="7.679cm" svg:y="7.829cm">
          <draw:image xlink:href="Pictures/2000002400004D3F00003505504B5CF9.svm" xlink:type="simple" xlink:show="embed" xlink:actuate="onLoad">
            <text:p/>
          </draw:image>
        </draw:frame>
        <draw:line draw:style-name="gr4" draw:text-style-name="P13" draw:layer="layout" svg:x1="8.519cm" svg:y1="8.331cm" svg:x2="13.519cm" svg:y2="8.331cm">
          <text:p/>
        </draw:line>
        <draw:frame draw:style-name="gr1" draw:text-style-name="P13" draw:layer="layout" svg:width="0.503cm" svg:height="0.503cm" svg:x="14.019cm" svg:y="9.248cm">
          <draw:image xlink:href="Pictures/20000025000011A4000011A4A54DFA33.svm" xlink:type="simple" xlink:show="embed" xlink:actuate="onLoad">
            <text:p/>
          </draw:image>
        </draw:frame>
        <draw:line draw:style-name="gr4" draw:text-style-name="P13" draw:layer="layout" svg:x1="14.894cm" svg:y1="9.081cm" svg:x2="19.894cm" svg:y2="9.081cm">
          <text:p/>
        </draw:line>
        <draw:frame draw:style-name="gr1" draw:text-style-name="P13" draw:layer="layout" svg:width="0.698cm" svg:height="0.477cm" svg:x="14.054cm" svg:y="7.829cm">
          <draw:image xlink:href="Pictures/2000002400004D3F00003505504B5CF9.svm" xlink:type="simple" xlink:show="embed" xlink:actuate="onLoad">
            <text:p/>
          </draw:image>
        </draw:frame>
        <draw:line draw:style-name="gr4" draw:text-style-name="P13" draw:layer="layout" svg:x1="14.894cm" svg:y1="8.331cm" svg:x2="19.894cm" svg:y2="8.331cm">
          <text:p/>
        </draw:line>
        <draw:line draw:style-name="gr4" draw:text-style-name="P13" draw:layer="layout" svg:x1="2.269cm" svg:y1="10.433cm" svg:x2="7.269cm" svg:y2="10.433cm">
          <text:p/>
        </draw:line>
        <draw:line draw:style-name="gr4" draw:text-style-name="P13" draw:layer="layout" svg:x1="2.269cm" svg:y1="9.683cm" svg:x2="7.269cm" svg:y2="9.683cm">
          <text:p/>
        </draw:line>
        <draw:line draw:style-name="gr4" draw:text-style-name="P13" draw:layer="layout" svg:x1="8.519cm" svg:y1="10.56cm" svg:x2="13.519cm" svg:y2="10.56cm">
          <text:p/>
        </draw:line>
        <draw:line draw:style-name="gr4" draw:text-style-name="P13" draw:layer="layout" svg:x1="8.519cm" svg:y1="9.81cm" svg:x2="13.519cm" svg:y2="9.81cm">
          <text:p/>
        </draw:line>
        <draw:line draw:style-name="gr4" draw:text-style-name="P13" draw:layer="layout" svg:x1="14.894cm" svg:y1="10.56cm" svg:x2="19.894cm" svg:y2="10.56cm">
          <text:p/>
        </draw:line>
        <draw:line draw:style-name="gr4" draw:text-style-name="P13" draw:layer="layout" svg:x1="14.894cm" svg:y1="9.81cm" svg:x2="19.894cm" svg:y2="9.81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2cm" fo:margin-bottom="1cm" fo:margin-left="1cm" fo:margin-right="1cm" fo:page-width="21.59cm" fo:page-height="35.5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Nicolas Marchildon</meta:initial-creator>
    <meta:creation-date>2010-11-12T15:02:35</meta:creation-date>
    <dc:date>2013-06-22T15:14:37</dc:date>
    <dc:creator>Nicolas Marchildon</dc:creator>
    <meta:editing-duration>PT7H44M47S</meta:editing-duration>
    <meta:editing-cycles>38</meta:editing-cycles>
    <meta:generator>LibreOffice/3.6$Linux_X86_64 LibreOffice_project/360m1$Build-2</meta:generator>
    <meta:printed-by>nicolas </meta:printed-by>
    <meta:print-date>2012-12-15T13:06:56</meta:print-date>
    <meta:document-statistic meta:object-count="537"/>
  </office:meta>
</office:document-meta>
</file>